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justify"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language-asian="pt" style:country-asian="PT" fo:hyphenate="true"/>
    </style:style>
    <style:style style:name="P2" style:parent-style-name="Normal" style:family="paragraph">
      <style:paragraph-properties fo:text-align="justify" style:vertical-align="baseline" fo:margin-bottom="0in" fo:line-height="100%"/>
      <style:text-properties style:font-name-asian="Times New Roman" style:font-name-complex="Segoe UI" fo:color="#467886" style:letter-kerning="false" style:text-underline-type="single" style:text-underline-style="solid" style:text-underline-width="auto" style:text-underline-mode="continuous" fo:language="pt" fo:country="PT" style:language-asian="pt" style:country-asian="PT" fo:hyphenate="true"/>
    </style:style>
    <style:style style:name="P3" style:parent-style-name="Normal" style:family="paragraph">
      <style:paragraph-properties fo:text-align="justify" fo:margin-bottom="0in"/>
      <style:text-properties fo:language="pt" fo:country="PT"/>
    </style:style>
    <style:style style:name="P4" style:parent-style-name="Normal" style:family="paragraph">
      <style:paragraph-properties fo:text-align="justify"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es" fo:country="ES" style:language-asian="pt" style:country-asian="PT" fo:hyphenate="true"/>
    </style:style>
    <style:style style:name="P5" style:parent-style-name="Normal" style:family="paragraph">
      <style:paragraph-properties fo:text-align="justify" style:vertical-align="baseline" fo:margin-bottom="0in" fo:line-height="100%"/>
      <style:text-properties fo:language="es" fo:country="ES" fo:hyphenate="true"/>
    </style:style>
    <style:style style:name="P6" style:parent-style-name="Normal" style:family="paragraph">
      <style:paragraph-properties fo:text-align="justify" style:vertical-align="baseline" fo:margin-bottom="0in" fo:line-height="100%"/>
      <style:text-properties fo:language="pt" fo:country="PT" fo:hyphenate="true"/>
    </style:style>
    <style:style style:name="P7" style:parent-style-name="Normal" style:family="paragraph">
      <style:paragraph-properties fo:text-align="justify" style:vertical-align="baseline" fo:margin-bottom="0in" fo:line-height="100%"/>
      <style:text-properties fo:language="pt" fo:country="PT" fo:hyphenate="true"/>
    </style:style>
    <style:style style:name="P8" style:parent-style-name="Normal" style:family="paragraph">
      <style:paragraph-properties fo:text-align="justify" style:vertical-align="baseline" fo:margin-bottom="0in" fo:line-height="100%"/>
      <style:text-properties fo:language="pt" fo:country="PT" fo:hyphenate="true"/>
    </style:style>
    <style:style style:name="P9" style:parent-style-name="Normal" style:family="paragraph">
      <style:paragraph-properties fo:text-align="justify" style:vertical-align="baseline" fo:margin-bottom="0in" fo:line-height="100%"/>
      <style:text-properties fo:language="pt" fo:country="PT" fo:hyphenate="true"/>
    </style:style>
    <style:style style:name="P10" style:parent-style-name="Normal" style:family="paragraph">
      <style:paragraph-properties fo:text-align="justify" style:vertical-align="baseline" fo:margin-bottom="0in" fo:line-height="100%"/>
      <style:text-properties fo:language="pt" fo:country="PT" fo:hyphenate="true"/>
    </style:style>
    <style:style style:name="P11" style:parent-style-name="Normal" style:family="paragraph">
      <style:paragraph-properties fo:text-align="justify" style:vertical-align="baseline" fo:margin-bottom="0in" fo:line-height="100%"/>
      <style:text-properties fo:language="pt" fo:country="PT" fo:hyphenate="true"/>
    </style:style>
    <style:style style:name="P12" style:parent-style-name="Normal" style:family="paragraph">
      <style:paragraph-properties fo:text-align="justify" style:vertical-align="baseline" fo:margin-bottom="0in" fo:line-height="100%"/>
      <style:text-properties fo:language="pt" fo:country="PT" fo:hyphenate="true"/>
    </style:style>
    <style:style style:name="P13" style:parent-style-name="Normal" style:family="paragraph">
      <style:paragraph-properties fo:text-align="justify" style:vertical-align="baseline" fo:margin-bottom="0in" fo:line-height="100%"/>
      <style:text-properties fo:language="pt" fo:country="PT" fo:hyphenate="true"/>
    </style:style>
    <style:style style:name="P14" style:parent-style-name="Normal" style:family="paragraph">
      <style:paragraph-properties fo:text-align="justify" style:vertical-align="baseline" fo:margin-bottom="0in" fo:line-height="100%"/>
      <style:text-properties fo:language="pt" fo:country="PT" fo:hyphenate="true"/>
    </style:style>
    <style:style style:name="P15" style:parent-style-name="Normal" style:family="paragraph">
      <style:paragraph-properties fo:text-align="justify" style:vertical-align="baseline" fo:margin-bottom="0in" fo:line-height="100%"/>
      <style:text-properties fo:language="pt" fo:country="PT" fo:hyphenate="true"/>
    </style:style>
    <style:style style:name="P16" style:parent-style-name="Normal" style:family="paragraph">
      <style:paragraph-properties fo:text-align="justify" style:vertical-align="baseline" fo:margin-bottom="0in" fo:line-height="100%"/>
      <style:text-properties fo:language="pt" fo:country="PT" fo:hyphenate="true"/>
    </style:style>
    <style:style style:name="P17" style:parent-style-name="Normal" style:family="paragraph">
      <style:paragraph-properties fo:text-align="justify" style:vertical-align="baseline" fo:margin-bottom="0in" fo:line-height="100%"/>
      <style:text-properties fo:language="pt" fo:country="PT" fo:hyphenate="true"/>
    </style:style>
    <style:style style:name="P18" style:parent-style-name="Normal" style:family="paragraph">
      <style:paragraph-properties fo:text-align="justify" style:vertical-align="baseline" fo:margin-bottom="0in" fo:line-height="100%"/>
      <style:text-properties fo:language="pt" fo:country="PT" fo:hyphenate="true"/>
    </style:style>
    <style:style style:name="P19" style:parent-style-name="Normal" style:family="paragraph">
      <style:paragraph-properties fo:text-align="justify" style:vertical-align="baseline" fo:margin-bottom="0in" fo:line-height="100%"/>
      <style:text-properties fo:language="pt" fo:country="PT" fo:hyphenate="true"/>
    </style:style>
    <style:style style:name="P20" style:parent-style-name="Normal" style:family="paragraph">
      <style:paragraph-properties fo:text-align="justify" style:vertical-align="baseline" fo:margin-bottom="0in" fo:line-height="100%"/>
      <style:text-properties fo:language="pt" fo:country="PT" fo:hyphenate="true"/>
    </style:style>
    <style:style style:name="P21" style:parent-style-name="Normal" style:family="paragraph">
      <style:paragraph-properties fo:text-align="justify" style:vertical-align="baseline" fo:margin-bottom="0in" fo:line-height="100%"/>
      <style:text-properties fo:language="pt" fo:country="PT" fo:hyphenate="true"/>
    </style:style>
    <style:style style:name="P22" style:parent-style-name="Normal" style:family="paragraph">
      <style:paragraph-properties fo:text-align="justify" style:vertical-align="baseline" fo:margin-bottom="0in" fo:line-height="100%"/>
      <style:text-properties fo:language="pt" fo:country="PT" fo:hyphenate="true"/>
    </style:style>
    <style:style style:name="P23" style:parent-style-name="Normal" style:family="paragraph">
      <style:paragraph-properties fo:text-align="justify" style:vertical-align="baseline" fo:margin-bottom="0in" fo:line-height="100%"/>
      <style:text-properties fo:language="pt" fo:country="PT" fo:hyphenate="true"/>
    </style:style>
    <style:style style:name="P24" style:parent-style-name="Normal" style:family="paragraph">
      <style:paragraph-properties fo:text-align="justify" style:vertical-align="baseline" fo:margin-bottom="0in" fo:line-height="100%"/>
      <style:text-properties fo:language="pt" fo:country="PT" fo:hyphenate="true"/>
    </style:style>
    <style:style style:name="P25" style:parent-style-name="Normal" style:family="paragraph">
      <style:paragraph-properties fo:text-align="justify" style:vertical-align="baseline" fo:margin-bottom="0in" fo:line-height="100%"/>
      <style:text-properties fo:language="pt" fo:country="PT" fo:hyphenate="true"/>
    </style:style>
    <style:style style:name="P26" style:parent-style-name="Normal" style:family="paragraph">
      <style:paragraph-properties fo:text-align="justify" style:vertical-align="baseline" fo:margin-bottom="0in" fo:line-height="100%"/>
      <style:text-properties fo:language="pt" fo:country="PT" fo:hyphenate="true"/>
    </style:style>
    <style:style style:name="P27" style:parent-style-name="Normal" style:family="paragraph">
      <style:paragraph-properties fo:text-align="justify" style:vertical-align="baseline" fo:margin-bottom="0in" fo:line-height="100%"/>
      <style:text-properties fo:language="pt" fo:country="PT" fo:hyphenate="true"/>
    </style:style>
    <style:style style:name="P28" style:parent-style-name="Normal" style:family="paragraph">
      <style:paragraph-properties fo:text-align="justify" style:vertical-align="baseline" fo:margin-bottom="0in" fo:line-height="100%"/>
      <style:text-properties fo:language="pt" fo:country="PT" fo:hyphenate="true"/>
    </style:style>
    <style:style style:name="P29" style:parent-style-name="Normal" style:family="paragraph">
      <style:paragraph-properties fo:text-align="justify" style:vertical-align="baseline" fo:margin-bottom="0in" fo:line-height="100%"/>
      <style:text-properties fo:language="pt" fo:country="PT" fo:hyphenate="true"/>
    </style:style>
    <style:style style:name="P30" style:parent-style-name="Normal" style:family="paragraph">
      <style:paragraph-properties fo:text-align="justify" style:vertical-align="baseline" fo:margin-bottom="0in" fo:line-height="100%"/>
      <style:text-properties fo:language="es" fo:country="ES" fo:hyphenate="true"/>
    </style:style>
    <style:style style:name="P31" style:parent-style-name="Normal" style:family="paragraph">
      <style:paragraph-properties fo:text-align="justify" style:vertical-align="baseline" fo:margin-bottom="0in" fo:line-height="100%"/>
      <style:text-properties fo:hyphenate="true"/>
    </style:style>
    <style:style style:name="T32" style:parent-style-name="DefaultParagraphFont" style:family="text">
      <style:text-properties fo:language="es" fo:country="ES"/>
    </style:style>
    <style:style style:name="T33" style:parent-style-name="DefaultParagraphFont" style:family="text">
      <style:text-properties fo:language="es" fo:country="ES"/>
    </style:style>
    <style:style style:name="T34" style:parent-style-name="DefaultParagraphFont" style:family="text">
      <style:text-properties fo:language="es" fo:country="ES"/>
    </style:style>
    <style:style style:name="T35" style:parent-style-name="DefaultParagraphFont" style:family="text">
      <style:text-properties fo:language="pt" fo:country="PT"/>
    </style:style>
    <style:style style:name="P36" style:parent-style-name="Normal" style:family="paragraph">
      <style:paragraph-properties fo:text-align="justify" style:vertical-align="baseline" fo:margin-bottom="0in" fo:line-height="100%"/>
      <style:text-properties fo:language="pt" fo:country="PT" fo:hyphenate="true"/>
    </style:style>
    <style:style style:name="P37" style:parent-style-name="Normal" style:family="paragraph">
      <style:paragraph-properties fo:text-align="justify" style:vertical-align="baseline" fo:margin-bottom="0in" fo:line-height="100%"/>
      <style:text-properties fo:language="pt" fo:country="PT" fo:hyphenate="true"/>
    </style:style>
    <style:style style:name="P38" style:parent-style-name="Normal" style:family="paragraph">
      <style:paragraph-properties fo:text-align="justify" style:vertical-align="baseline" fo:margin-bottom="0in" fo:line-height="100%"/>
      <style:text-properties fo:language="pt" fo:country="PT" fo:hyphenate="true"/>
    </style:style>
    <style:style style:name="P39" style:parent-style-name="Normal" style:family="paragraph">
      <style:paragraph-properties fo:text-align="justify" style:vertical-align="baseline" fo:margin-bottom="0in" fo:line-height="100%"/>
      <style:text-properties fo:language="pt" fo:country="PT" fo:hyphenate="true"/>
    </style:style>
    <style:style style:name="P40" style:parent-style-name="Normal" style:family="paragraph">
      <style:paragraph-properties fo:text-align="justify" style:vertical-align="baseline" fo:margin-bottom="0in" fo:line-height="100%"/>
      <style:text-properties fo:language="pt" fo:country="PT" fo:hyphenate="true"/>
    </style:style>
    <style:style style:name="P41" style:parent-style-name="Normal" style:family="paragraph">
      <style:paragraph-properties fo:text-align="justify" style:vertical-align="baseline" fo:margin-bottom="0in" fo:line-height="100%"/>
      <style:text-properties fo:language="pt" fo:country="PT" fo:hyphenate="true"/>
    </style:style>
    <style:style style:name="P42" style:parent-style-name="Normal" style:family="paragraph">
      <style:paragraph-properties fo:text-align="justify" style:vertical-align="baseline" fo:margin-bottom="0in" fo:line-height="100%"/>
      <style:text-properties fo:language="pt" fo:country="PT" fo:hyphenate="true"/>
    </style:style>
    <style:style style:name="P43" style:parent-style-name="Normal" style:family="paragraph">
      <style:paragraph-properties fo:text-align="justify" style:vertical-align="baseline" fo:margin-bottom="0in" fo:line-height="100%"/>
      <style:text-properties fo:language="pt" fo:country="PT" fo:hyphenate="true"/>
    </style:style>
    <style:style style:name="P44" style:parent-style-name="Normal" style:family="paragraph">
      <style:paragraph-properties fo:text-align="justify" style:vertical-align="baseline" fo:margin-bottom="0in" fo:line-height="100%"/>
      <style:text-properties fo:language="pt" fo:country="PT" fo:hyphenate="true"/>
    </style:style>
    <style:style style:name="P45" style:parent-style-name="Normal" style:family="paragraph">
      <style:paragraph-properties fo:text-align="justify" style:vertical-align="baseline" fo:margin-bottom="0in" fo:line-height="100%"/>
      <style:text-properties fo:language="pt" fo:country="PT" fo:hyphenate="true"/>
    </style:style>
    <style:style style:name="P46" style:parent-style-name="Normal" style:family="paragraph">
      <style:paragraph-properties fo:text-align="justify" style:vertical-align="baseline" fo:margin-bottom="0in" fo:line-height="100%"/>
      <style:text-properties fo:language="pt" fo:country="PT" fo:hyphenate="true"/>
    </style:style>
    <style:style style:name="P47" style:parent-style-name="Normal" style:family="paragraph">
      <style:paragraph-properties fo:text-align="justify" style:vertical-align="baseline" fo:margin-bottom="0in" fo:line-height="100%"/>
      <style:text-properties fo:language="pt" fo:country="PT" fo:hyphenate="true"/>
    </style:style>
    <style:style style:name="P48" style:parent-style-name="Normal" style:family="paragraph">
      <style:paragraph-properties fo:text-align="justify" style:vertical-align="baseline" fo:margin-bottom="0in" fo:line-height="100%"/>
      <style:text-properties fo:language="pt" fo:country="PT" fo:hyphenate="true"/>
    </style:style>
    <style:style style:name="P49" style:parent-style-name="Normal" style:family="paragraph">
      <style:paragraph-properties fo:text-align="justify" style:vertical-align="baseline" fo:margin-bottom="0in" fo:line-height="100%"/>
      <style:text-properties fo:language="pt" fo:country="PT" fo:hyphenate="true"/>
    </style:style>
    <style:style style:name="P50" style:parent-style-name="Normal" style:family="paragraph">
      <style:paragraph-properties fo:text-align="justify" style:vertical-align="baseline" fo:margin-bottom="0in" fo:line-height="100%"/>
      <style:text-properties fo:language="pt" fo:country="PT" fo:hyphenate="true"/>
    </style:style>
    <style:style style:name="P51" style:parent-style-name="Normal" style:family="paragraph">
      <style:paragraph-properties fo:text-align="justify" style:vertical-align="baseline" fo:margin-bottom="0in" fo:line-height="100%"/>
      <style:text-properties fo:language="pt" fo:country="PT" fo:hyphenate="true"/>
    </style:style>
    <style:style style:name="P52" style:parent-style-name="Normal" style:family="paragraph">
      <style:paragraph-properties fo:text-align="justify" style:vertical-align="baseline" fo:margin-bottom="0in" fo:line-height="100%"/>
      <style:text-properties fo:language="pt" fo:country="PT" fo:hyphenate="true"/>
    </style:style>
    <style:style style:name="P53" style:parent-style-name="Normal" style:family="paragraph">
      <style:paragraph-properties fo:text-align="justify" style:vertical-align="baseline" fo:margin-bottom="0in" fo:line-height="100%"/>
      <style:text-properties fo:language="pt" fo:country="PT" fo:hyphenate="true"/>
    </style:style>
    <style:style style:name="P54" style:parent-style-name="Normal" style:family="paragraph">
      <style:paragraph-properties fo:text-align="justify" style:vertical-align="baseline" fo:margin-bottom="0in" fo:line-height="100%"/>
      <style:text-properties fo:language="pt" fo:country="PT" fo:hyphenate="true"/>
    </style:style>
    <style:style style:name="P55" style:parent-style-name="Normal" style:family="paragraph">
      <style:paragraph-properties fo:text-align="justify" style:vertical-align="baseline" fo:margin-bottom="0in" fo:line-height="100%"/>
      <style:text-properties fo:language="pt" fo:country="PT" fo:hyphenate="true"/>
    </style:style>
    <style:style style:name="P56" style:parent-style-name="Normal" style:family="paragraph">
      <style:paragraph-properties fo:text-align="justify" style:vertical-align="baseline" fo:margin-bottom="0in" fo:line-height="100%"/>
      <style:text-properties fo:language="pt" fo:country="PT" fo:hyphenate="true"/>
    </style:style>
    <style:style style:name="P57" style:parent-style-name="Normal" style:family="paragraph">
      <style:paragraph-properties fo:text-align="justify" style:vertical-align="baseline" fo:margin-bottom="0in" fo:line-height="100%"/>
      <style:text-properties fo:language="pt" fo:country="PT" fo:hyphenate="true"/>
    </style:style>
    <style:style style:name="P58" style:parent-style-name="Normal" style:family="paragraph">
      <style:paragraph-properties fo:text-align="justify" style:vertical-align="baseline" fo:margin-bottom="0in" fo:line-height="100%"/>
      <style:text-properties fo:language="pt" fo:country="PT" fo:hyphenate="true"/>
    </style:style>
    <style:style style:name="P59" style:parent-style-name="Normal" style:family="paragraph">
      <style:paragraph-properties fo:text-align="justify" style:vertical-align="baseline" fo:margin-bottom="0in" fo:line-height="100%"/>
      <style:text-properties fo:language="pt" fo:country="PT" fo:hyphenate="true"/>
    </style:style>
    <style:style style:name="P60" style:parent-style-name="Normal" style:family="paragraph">
      <style:paragraph-properties fo:text-align="justify" style:vertical-align="baseline" fo:margin-bottom="0in" fo:line-height="100%"/>
      <style:text-properties fo:language="pt" fo:country="PT" fo:hyphenate="true"/>
    </style:style>
    <style:style style:name="P61" style:parent-style-name="Normal" style:family="paragraph">
      <style:paragraph-properties fo:text-align="justify" style:vertical-align="baseline" fo:margin-bottom="0in" fo:line-height="100%"/>
      <style:text-properties fo:language="pt" fo:country="PT" fo:hyphenate="true"/>
    </style:style>
    <style:style style:name="P62" style:parent-style-name="Normal" style:family="paragraph">
      <style:paragraph-properties fo:text-align="justify" style:vertical-align="baseline" fo:margin-bottom="0in" fo:line-height="100%"/>
      <style:text-properties fo:language="pt" fo:country="PT" fo:hyphenate="true"/>
    </style:style>
    <style:style style:name="P63" style:parent-style-name="Normal" style:family="paragraph">
      <style:paragraph-properties fo:text-align="justify" style:vertical-align="baseline" fo:margin-bottom="0in" fo:line-height="100%"/>
      <style:text-properties fo:language="pt" fo:country="PT" fo:hyphenate="true"/>
    </style:style>
    <style:style style:name="P64" style:parent-style-name="Normal" style:family="paragraph">
      <style:paragraph-properties fo:text-align="justify" style:vertical-align="baseline" fo:margin-bottom="0in" fo:line-height="100%"/>
      <style:text-properties fo:language="pt" fo:country="PT" fo:hyphenate="true"/>
    </style:style>
    <style:style style:name="P65" style:parent-style-name="Normal" style:family="paragraph">
      <style:paragraph-properties fo:text-align="justify" style:vertical-align="baseline" fo:margin-bottom="0in" fo:line-height="100%"/>
      <style:text-properties fo:language="pt" fo:country="PT" fo:hyphenate="true"/>
    </style:style>
    <style:style style:name="P66" style:parent-style-name="Normal" style:family="paragraph">
      <style:paragraph-properties fo:text-align="justify" style:vertical-align="baseline" fo:margin-bottom="0in" fo:line-height="100%"/>
      <style:text-properties fo:language="pt" fo:country="PT" fo:hyphenate="true"/>
    </style:style>
    <style:style style:name="P67" style:parent-style-name="Normal" style:family="paragraph">
      <style:paragraph-properties fo:text-align="justify" style:vertical-align="baseline" fo:margin-bottom="0in" fo:line-height="100%"/>
      <style:text-properties fo:language="pt" fo:country="PT" fo:hyphenate="true"/>
    </style:style>
    <style:style style:name="P68" style:parent-style-name="Normal" style:family="paragraph">
      <style:paragraph-properties fo:text-align="justify" style:vertical-align="baseline" fo:margin-bottom="0in" fo:line-height="100%"/>
      <style:text-properties fo:language="pt" fo:country="PT" fo:hyphenate="true"/>
    </style:style>
    <style:style style:name="P69" style:parent-style-name="Normal" style:family="paragraph">
      <style:paragraph-properties fo:text-align="justify" style:vertical-align="baseline" fo:margin-bottom="0in" fo:line-height="100%"/>
      <style:text-properties fo:language="pt" fo:country="PT" fo:hyphenate="true"/>
    </style:style>
    <style:style style:name="P70" style:parent-style-name="Normal" style:family="paragraph">
      <style:paragraph-properties fo:text-align="justify" style:vertical-align="baseline" fo:margin-bottom="0in" fo:line-height="100%"/>
      <style:text-properties fo:language="pt" fo:country="PT" fo:hyphenate="true"/>
    </style:style>
    <style:style style:name="P71" style:parent-style-name="Normal" style:family="paragraph">
      <style:paragraph-properties fo:text-align="justify" style:vertical-align="baseline" fo:margin-bottom="0in" fo:line-height="100%"/>
      <style:text-properties fo:language="pt" fo:country="PT" fo:hyphenate="true"/>
    </style:style>
    <style:style style:name="P72" style:parent-style-name="Normal" style:family="paragraph">
      <style:paragraph-properties fo:text-align="justify" style:vertical-align="baseline" fo:margin-bottom="0in" fo:line-height="100%"/>
      <style:text-properties fo:language="pt" fo:country="PT" fo:hyphenate="true"/>
    </style:style>
    <style:style style:name="P73" style:parent-style-name="Normal" style:family="paragraph">
      <style:paragraph-properties fo:text-align="justify" style:vertical-align="baseline" fo:margin-bottom="0in" fo:line-height="100%"/>
      <style:text-properties fo:language="pt" fo:country="PT" fo:hyphenate="true"/>
    </style:style>
    <style:style style:name="P74" style:parent-style-name="Normal" style:family="paragraph">
      <style:paragraph-properties fo:text-align="justify" style:vertical-align="baseline" fo:margin-bottom="0in" fo:line-height="100%"/>
      <style:text-properties fo:language="pt" fo:country="PT" fo:hyphenate="true"/>
    </style:style>
    <style:style style:name="P75" style:parent-style-name="Normal" style:family="paragraph">
      <style:paragraph-properties fo:text-align="justify" style:vertical-align="baseline" fo:margin-bottom="0in" fo:line-height="100%"/>
      <style:text-properties fo:language="pt" fo:country="PT" fo:hyphenate="true"/>
    </style:style>
    <style:style style:name="P76" style:parent-style-name="Normal" style:family="paragraph">
      <style:paragraph-properties fo:text-align="justify" style:vertical-align="baseline" fo:margin-bottom="0in" fo:line-height="100%"/>
      <style:text-properties fo:language="es" fo:country="ES" fo:hyphenate="true"/>
    </style:style>
    <style:style style:name="P77" style:parent-style-name="Normal" style:family="paragraph">
      <style:paragraph-properties fo:text-align="justify" style:vertical-align="baseline" fo:margin-bottom="0in" fo:line-height="100%"/>
      <style:text-properties fo:hyphenate="true"/>
    </style:style>
    <style:style style:name="T78" style:parent-style-name="DefaultParagraphFont" style:family="text">
      <style:text-properties fo:language="es" fo:country="ES"/>
    </style:style>
    <style:style style:name="T79" style:parent-style-name="DefaultParagraphFont" style:family="text">
      <style:text-properties fo:language="pt" fo:country="PT"/>
    </style:style>
    <style:style style:name="T80" style:parent-style-name="DefaultParagraphFont" style:family="text">
      <style:text-properties fo:language="pt" fo:country="PT"/>
    </style:style>
    <style:style style:name="T81" style:parent-style-name="DefaultParagraphFont" style:family="text">
      <style:text-properties fo:language="pt" fo:country="PT"/>
    </style:style>
    <style:style style:name="P82" style:parent-style-name="Normal" style:family="paragraph">
      <style:paragraph-properties fo:text-align="justify" style:vertical-align="baseline" fo:margin-bottom="0in" fo:line-height="100%"/>
      <style:text-properties fo:language="pt" fo:country="PT" fo:hyphenate="true"/>
    </style:style>
    <style:style style:name="P83" style:parent-style-name="Normal" style:family="paragraph">
      <style:paragraph-properties fo:text-align="justify" style:vertical-align="baseline" fo:margin-bottom="0in" fo:line-height="100%"/>
      <style:text-properties fo:language="pt" fo:country="PT" fo:hyphenate="true"/>
    </style:style>
    <style:style style:name="P84" style:parent-style-name="Normal" style:family="paragraph">
      <style:paragraph-properties fo:text-align="justify" style:vertical-align="baseline" fo:margin-bottom="0in" fo:line-height="100%"/>
      <style:text-properties fo:language="pt" fo:country="PT" fo:hyphenate="true"/>
    </style:style>
    <style:style style:name="P85" style:parent-style-name="Normal" style:family="paragraph">
      <style:paragraph-properties fo:text-align="justify" style:vertical-align="baseline" fo:margin-bottom="0in" fo:line-height="100%"/>
      <style:text-properties fo:language="pt" fo:country="PT" fo:hyphenate="true"/>
    </style:style>
    <style:style style:name="P86" style:parent-style-name="Normal" style:family="paragraph">
      <style:paragraph-properties fo:text-align="justify" style:vertical-align="baseline" fo:margin-bottom="0in" fo:line-height="100%"/>
      <style:text-properties fo:language="pt" fo:country="PT" fo:hyphenate="true"/>
    </style:style>
    <style:style style:name="P87" style:parent-style-name="Normal" style:family="paragraph">
      <style:paragraph-properties fo:text-align="justify" style:vertical-align="baseline" fo:margin-bottom="0in" fo:line-height="100%"/>
      <style:text-properties fo:language="pt" fo:country="PT" fo:hyphenate="true"/>
    </style:style>
    <style:style style:name="P88" style:parent-style-name="Normal" style:family="paragraph">
      <style:paragraph-properties fo:text-align="justify" style:vertical-align="baseline" fo:margin-bottom="0in" fo:line-height="100%"/>
      <style:text-properties fo:language="pt" fo:country="PT" fo:hyphenate="true"/>
    </style:style>
    <style:style style:name="P89" style:parent-style-name="Normal" style:family="paragraph">
      <style:paragraph-properties fo:text-align="justify" style:vertical-align="baseline" fo:margin-bottom="0in" fo:line-height="100%"/>
      <style:text-properties fo:language="pt" fo:country="PT" fo:hyphenate="true"/>
    </style:style>
    <style:style style:name="P90" style:parent-style-name="Normal" style:family="paragraph">
      <style:paragraph-properties fo:text-align="justify" style:vertical-align="baseline" fo:margin-bottom="0in" fo:line-height="100%"/>
      <style:text-properties fo:language="pt" fo:country="PT" fo:hyphenate="true"/>
    </style:style>
    <style:style style:name="P91" style:parent-style-name="Normal" style:family="paragraph">
      <style:paragraph-properties fo:text-align="justify" style:vertical-align="baseline" fo:margin-bottom="0in" fo:line-height="100%"/>
      <style:text-properties fo:language="pt" fo:country="PT" fo:hyphenate="true"/>
    </style:style>
    <style:style style:name="P92" style:parent-style-name="Normal" style:family="paragraph">
      <style:paragraph-properties fo:text-align="justify" style:vertical-align="baseline" fo:margin-bottom="0in" fo:line-height="100%"/>
      <style:text-properties fo:language="pt" fo:country="PT" fo:hyphenate="true"/>
    </style:style>
    <style:style style:name="P93" style:parent-style-name="Normal" style:family="paragraph">
      <style:paragraph-properties fo:text-align="justify" style:vertical-align="baseline" fo:margin-bottom="0in" fo:line-height="100%"/>
      <style:text-properties fo:language="pt" fo:country="PT" fo:hyphenate="true"/>
    </style:style>
    <style:style style:name="P94" style:parent-style-name="Normal" style:family="paragraph">
      <style:paragraph-properties fo:text-align="justify" style:vertical-align="baseline" fo:margin-bottom="0in" fo:line-height="100%"/>
      <style:text-properties fo:language="pt" fo:country="PT" fo:hyphenate="true"/>
    </style:style>
    <style:style style:name="P95" style:parent-style-name="Normal" style:family="paragraph">
      <style:paragraph-properties fo:text-align="justify" style:vertical-align="baseline" fo:margin-bottom="0in" fo:line-height="100%"/>
      <style:text-properties fo:language="pt" fo:country="PT" fo:hyphenate="true"/>
    </style:style>
    <style:style style:name="P96" style:parent-style-name="Normal" style:family="paragraph">
      <style:paragraph-properties fo:text-align="justify" style:vertical-align="baseline" fo:margin-bottom="0in" fo:line-height="100%"/>
      <style:text-properties fo:language="pt" fo:country="PT" fo:hyphenate="true"/>
    </style:style>
    <style:style style:name="P97" style:parent-style-name="Normal" style:family="paragraph">
      <style:paragraph-properties fo:text-align="justify" style:vertical-align="baseline" fo:margin-bottom="0in" fo:line-height="100%"/>
      <style:text-properties fo:language="pt" fo:country="PT" fo:hyphenate="true"/>
    </style:style>
    <style:style style:name="P98" style:parent-style-name="Normal" style:family="paragraph">
      <style:paragraph-properties fo:text-align="justify" style:vertical-align="baseline" fo:margin-bottom="0in" fo:line-height="100%"/>
      <style:text-properties fo:language="pt" fo:country="PT" fo:hyphenate="true"/>
    </style:style>
    <style:style style:name="P99" style:parent-style-name="Normal" style:family="paragraph">
      <style:paragraph-properties fo:text-align="justify" style:vertical-align="baseline" fo:margin-bottom="0in" fo:line-height="100%"/>
      <style:text-properties fo:language="pt" fo:country="PT" fo:hyphenate="true"/>
    </style:style>
    <style:style style:name="P100" style:parent-style-name="Normal" style:family="paragraph">
      <style:paragraph-properties fo:text-align="justify" style:vertical-align="baseline" fo:margin-bottom="0in" fo:line-height="100%"/>
      <style:text-properties fo:language="pt" fo:country="PT" fo:hyphenate="true"/>
    </style:style>
    <style:style style:name="P101" style:parent-style-name="Normal" style:family="paragraph">
      <style:paragraph-properties fo:text-align="justify" style:vertical-align="baseline" fo:margin-bottom="0in" fo:line-height="100%"/>
      <style:text-properties fo:language="pt" fo:country="PT" fo:hyphenate="true"/>
    </style:style>
    <style:style style:name="P102" style:parent-style-name="Normal" style:family="paragraph">
      <style:paragraph-properties fo:text-align="justify" style:vertical-align="baseline" fo:margin-bottom="0in" fo:line-height="100%"/>
      <style:text-properties fo:language="pt" fo:country="PT" fo:hyphenate="true"/>
    </style:style>
    <style:style style:name="P103" style:parent-style-name="Normal" style:family="paragraph">
      <style:paragraph-properties fo:text-align="justify" style:vertical-align="baseline" fo:margin-bottom="0in" fo:line-height="100%"/>
      <style:text-properties fo:language="pt" fo:country="PT" fo:hyphenate="true"/>
    </style:style>
    <style:style style:name="P104" style:parent-style-name="Normal" style:family="paragraph">
      <style:paragraph-properties fo:text-align="justify" style:vertical-align="baseline" fo:margin-bottom="0in" fo:line-height="100%"/>
      <style:text-properties fo:language="pt" fo:country="PT" fo:hyphenate="true"/>
    </style:style>
    <style:style style:name="P105" style:parent-style-name="Normal" style:family="paragraph">
      <style:paragraph-properties fo:text-align="justify" style:vertical-align="baseline" fo:margin-bottom="0in" fo:line-height="100%"/>
      <style:text-properties fo:language="pt" fo:country="PT" fo:hyphenate="true"/>
    </style:style>
    <style:style style:name="P106" style:parent-style-name="Normal" style:family="paragraph">
      <style:paragraph-properties fo:text-align="justify" style:vertical-align="baseline" fo:margin-bottom="0in" fo:line-height="100%"/>
      <style:text-properties fo:language="es" fo:country="ES" fo:hyphenate="true"/>
    </style:style>
    <style:style style:name="P107" style:parent-style-name="Normal" style:family="paragraph">
      <style:paragraph-properties fo:text-align="justify" style:vertical-align="baseline" fo:margin-bottom="0in" fo:line-height="100%"/>
      <style:text-properties fo:language="es" fo:country="ES" fo:hyphenate="true"/>
    </style:style>
    <style:style style:name="P108" style:parent-style-name="Normal" style:family="paragraph">
      <style:paragraph-properties fo:text-align="justify" style:vertical-align="baseline" fo:margin-bottom="0in" fo:line-height="100%"/>
      <style:text-properties fo:language="es" fo:country="ES" fo:hyphenate="true"/>
    </style:style>
    <style:style style:name="P109" style:parent-style-name="Normal" style:family="paragraph">
      <style:paragraph-properties fo:text-align="justify" style:vertical-align="baseline" fo:margin-bottom="0in" fo:line-height="100%"/>
      <style:text-properties fo:language="es" fo:country="ES" fo:hyphenate="true"/>
    </style:style>
    <style:style style:name="P110" style:parent-style-name="Normal" style:family="paragraph">
      <style:paragraph-properties fo:text-align="justify" style:vertical-align="baseline" fo:margin-bottom="0in" fo:line-height="100%"/>
      <style:text-properties fo:hyphenate="true"/>
    </style:style>
    <style:style style:name="T111" style:parent-style-name="DefaultParagraphFont" style:family="text">
      <style:text-properties fo:language="es" fo:country="ES"/>
    </style:style>
    <style:style style:name="T112" style:parent-style-name="DefaultParagraphFont" style:family="text">
      <style:text-properties fo:language="pt" fo:country="PT"/>
    </style:style>
    <style:style style:name="T113" style:parent-style-name="DefaultParagraphFont" style:family="text">
      <style:text-properties fo:language="pt" fo:country="PT"/>
    </style:style>
    <style:style style:name="T114" style:parent-style-name="DefaultParagraphFont" style:family="text">
      <style:text-properties fo:language="pt" fo:country="PT"/>
    </style:style>
    <style:style style:name="T115" style:parent-style-name="DefaultParagraphFont" style:family="text">
      <style:text-properties fo:language="pt" fo:country="PT"/>
    </style:style>
    <style:style style:name="T116" style:parent-style-name="DefaultParagraphFont" style:family="text">
      <style:text-properties fo:language="pt" fo:country="PT"/>
    </style:style>
    <style:style style:name="T117" style:parent-style-name="DefaultParagraphFont" style:family="text">
      <style:text-properties fo:language="pt" fo:country="PT"/>
    </style:style>
    <style:style style:name="T118" style:parent-style-name="DefaultParagraphFont" style:family="text">
      <style:text-properties fo:language="pt" fo:country="PT"/>
    </style:style>
    <style:style style:name="T119" style:parent-style-name="DefaultParagraphFont" style:family="text">
      <style:text-properties fo:language="pt" fo:country="PT"/>
    </style:style>
    <style:style style:name="T120" style:parent-style-name="DefaultParagraphFont" style:family="text">
      <style:text-properties fo:language="pt" fo:country="PT"/>
    </style:style>
    <style:style style:name="T121" style:parent-style-name="DefaultParagraphFont" style:family="text">
      <style:text-properties fo:language="pt" fo:country="PT"/>
    </style:style>
    <style:style style:name="T122" style:parent-style-name="DefaultParagraphFont" style:family="text">
      <style:text-properties fo:language="pt" fo:country="PT"/>
    </style:style>
    <style:style style:name="T123" style:parent-style-name="DefaultParagraphFont" style:family="text">
      <style:text-properties fo:language="pt" fo:country="PT"/>
    </style:style>
    <style:style style:name="T124" style:parent-style-name="DefaultParagraphFont" style:family="text">
      <style:text-properties fo:language="pt" fo:country="PT"/>
    </style:style>
    <style:style style:name="T125" style:parent-style-name="DefaultParagraphFont" style:family="text">
      <style:text-properties fo:language="pt" fo:country="PT"/>
    </style:style>
    <style:style style:name="T126" style:parent-style-name="DefaultParagraphFont" style:family="text">
      <style:text-properties fo:language="pt" fo:country="PT"/>
    </style:style>
    <style:style style:name="T127" style:parent-style-name="DefaultParagraphFont" style:family="text">
      <style:text-properties fo:language="pt" fo:country="PT"/>
    </style:style>
    <style:style style:name="T128" style:parent-style-name="DefaultParagraphFont" style:family="text">
      <style:text-properties fo:language="pt" fo:country="PT"/>
    </style:style>
    <style:style style:name="T129" style:parent-style-name="DefaultParagraphFont" style:family="text">
      <style:text-properties fo:language="pt" fo:country="PT"/>
    </style:style>
    <style:style style:name="T130" style:parent-style-name="DefaultParagraphFont" style:family="text">
      <style:text-properties fo:language="pt" fo:country="PT"/>
    </style:style>
    <style:style style:name="T131" style:parent-style-name="DefaultParagraphFont" style:family="text">
      <style:text-properties fo:language="pt" fo:country="PT"/>
    </style:style>
    <style:style style:name="T132" style:parent-style-name="DefaultParagraphFont" style:family="text">
      <style:text-properties fo:language="pt" fo:country="PT"/>
    </style:style>
    <style:style style:name="T133" style:parent-style-name="DefaultParagraphFont" style:family="text">
      <style:text-properties fo:language="pt" fo:country="PT"/>
    </style:style>
    <style:style style:name="T134" style:parent-style-name="DefaultParagraphFont" style:family="text">
      <style:text-properties fo:language="pt" fo:country="PT"/>
    </style:style>
    <style:style style:name="T135" style:parent-style-name="DefaultParagraphFont" style:family="text">
      <style:text-properties fo:language="pt" fo:country="PT"/>
    </style:style>
    <style:style style:name="T136" style:parent-style-name="DefaultParagraphFont" style:family="text">
      <style:text-properties fo:language="pt" fo:country="PT"/>
    </style:style>
    <style:style style:name="T137" style:parent-style-name="DefaultParagraphFont" style:family="text">
      <style:text-properties fo:language="pt" fo:country="PT"/>
    </style:style>
    <style:style style:name="T138" style:parent-style-name="DefaultParagraphFont" style:family="text">
      <style:text-properties fo:language="pt" fo:country="PT"/>
    </style:style>
    <style:style style:name="T139" style:parent-style-name="DefaultParagraphFont" style:family="text">
      <style:text-properties fo:language="pt" fo:country="PT"/>
    </style:style>
    <style:style style:name="T140" style:parent-style-name="DefaultParagraphFont" style:family="text">
      <style:text-properties fo:language="pt" fo:country="PT"/>
    </style:style>
    <style:style style:name="T141" style:parent-style-name="DefaultParagraphFont" style:family="text">
      <style:text-properties fo:language="pt" fo:country="PT"/>
    </style:style>
    <style:style style:name="T142" style:parent-style-name="DefaultParagraphFont" style:family="text">
      <style:text-properties fo:language="pt" fo:country="PT"/>
    </style:style>
    <style:style style:name="T143" style:parent-style-name="DefaultParagraphFont" style:family="text">
      <style:text-properties fo:language="pt" fo:country="PT"/>
    </style:style>
    <style:style style:name="T144" style:parent-style-name="DefaultParagraphFont" style:family="text">
      <style:text-properties fo:language="pt" fo:country="PT"/>
    </style:style>
    <style:style style:name="T145" style:parent-style-name="DefaultParagraphFont" style:family="text">
      <style:text-properties fo:language="pt" fo:country="PT"/>
    </style:style>
    <style:style style:name="T146" style:parent-style-name="DefaultParagraphFont" style:family="text">
      <style:text-properties fo:language="pt" fo:country="PT"/>
    </style:style>
    <style:style style:name="T147" style:parent-style-name="DefaultParagraphFont" style:family="text">
      <style:text-properties fo:language="pt" fo:country="PT"/>
    </style:style>
    <style:style style:name="T148" style:parent-style-name="DefaultParagraphFont" style:family="text">
      <style:text-properties fo:language="pt" fo:country="PT"/>
    </style:style>
    <style:style style:name="T149" style:parent-style-name="DefaultParagraphFont" style:family="text">
      <style:text-properties fo:language="pt" fo:country="PT"/>
    </style:style>
    <style:style style:name="T150" style:parent-style-name="DefaultParagraphFont" style:family="text">
      <style:text-properties fo:language="pt" fo:country="PT"/>
    </style:style>
    <style:style style:name="P151" style:parent-style-name="Normal" style:family="paragraph">
      <style:paragraph-properties fo:text-align="justify" style:vertical-align="baseline" fo:margin-bottom="0in" fo:line-height="100%"/>
      <style:text-properties fo:language="pt" fo:country="PT" fo:hyphenate="true"/>
    </style:style>
    <style:style style:name="P152" style:parent-style-name="Normal" style:family="paragraph">
      <style:paragraph-properties fo:text-align="justify" style:vertical-align="baseline" fo:margin-bottom="0in" fo:line-height="100%"/>
      <style:text-properties fo:language="pt" fo:country="PT" fo:hyphenate="true"/>
    </style:style>
    <style:style style:name="P153" style:parent-style-name="Normal" style:family="paragraph">
      <style:paragraph-properties fo:text-align="justify" style:vertical-align="baseline" fo:margin-bottom="0in" fo:line-height="100%"/>
      <style:text-properties fo:language="pt" fo:country="PT" fo:hyphenate="true"/>
    </style:style>
    <style:style style:name="P154" style:parent-style-name="Normal" style:family="paragraph">
      <style:paragraph-properties fo:text-align="justify" style:vertical-align="baseline" fo:margin-bottom="0in" fo:line-height="100%"/>
      <style:text-properties fo:language="pt" fo:country="PT" fo:hyphenate="true"/>
    </style:style>
    <style:style style:name="P155" style:parent-style-name="Normal" style:family="paragraph">
      <style:paragraph-properties fo:text-align="justify" style:vertical-align="baseline" fo:margin-bottom="0in" fo:line-height="100%"/>
      <style:text-properties fo:hyphenate="true"/>
    </style:style>
    <style:style style:name="T156" style:parent-style-name="DefaultParagraphFont" style:family="text">
      <style:text-properties fo:background-color="#FFFF00" fo:language="pt" fo:country="PT"/>
    </style:style>
    <style:style style:name="P157" style:parent-style-name="Normal" style:family="paragraph">
      <style:paragraph-properties fo:text-align="justify" style:vertical-align="baseline" fo:margin-bottom="0in" fo:line-height="100%"/>
      <style:text-properties fo:language="pt" fo:country="PT" fo:hyphenate="true"/>
    </style:style>
    <style:style style:name="P158" style:parent-style-name="Normal" style:family="paragraph">
      <style:paragraph-properties fo:text-align="justify" style:vertical-align="baseline" fo:margin-bottom="0in" fo:line-height="100%"/>
      <style:text-properties fo:language="pt" fo:country="PT" fo:hyphenate="true"/>
    </style:style>
    <style:style style:name="P159" style:parent-style-name="Normal" style:family="paragraph">
      <style:paragraph-properties fo:text-align="justify" style:vertical-align="baseline" fo:margin-bottom="0in" fo:line-height="100%"/>
      <style:text-properties fo:language="pt" fo:country="PT" fo:hyphenate="true"/>
    </style:style>
    <style:style style:name="P160" style:parent-style-name="Normal" style:family="paragraph">
      <style:paragraph-properties fo:text-align="justify" style:vertical-align="baseline" fo:margin-bottom="0in" fo:line-height="100%"/>
      <style:text-properties fo:language="pt" fo:country="PT" fo:hyphenate="true"/>
    </style:style>
    <style:style style:name="P161" style:parent-style-name="Normal" style:family="paragraph">
      <style:paragraph-properties fo:text-align="justify" style:vertical-align="baseline" fo:margin-bottom="0in" fo:line-height="100%"/>
      <style:text-properties fo:language="pt" fo:country="PT" fo:hyphenate="true"/>
    </style:style>
    <style:style style:name="P162" style:parent-style-name="Normal" style:family="paragraph">
      <style:paragraph-properties fo:text-align="justify" style:vertical-align="baseline" fo:margin-bottom="0in" fo:line-height="100%"/>
      <style:text-properties fo:language="pt" fo:country="PT" fo:hyphenate="true"/>
    </style:style>
    <style:style style:name="P163" style:parent-style-name="Normal" style:family="paragraph">
      <style:paragraph-properties fo:text-align="justify" style:vertical-align="baseline" fo:margin-bottom="0in" fo:line-height="100%"/>
      <style:text-properties fo:language="pt" fo:country="PT" fo:hyphenate="true"/>
    </style:style>
    <style:style style:name="P164" style:parent-style-name="Normal" style:family="paragraph">
      <style:paragraph-properties fo:text-align="justify" style:vertical-align="baseline" fo:margin-bottom="0in" fo:line-height="100%"/>
      <style:text-properties fo:language="pt" fo:country="PT" fo:hyphenate="true"/>
    </style:style>
    <style:style style:name="P165" style:parent-style-name="Normal" style:family="paragraph">
      <style:paragraph-properties fo:text-align="justify" style:vertical-align="baseline" fo:margin-bottom="0in" fo:line-height="100%"/>
      <style:text-properties fo:language="pt" fo:country="PT" fo:hyphenate="true"/>
    </style:style>
    <style:style style:name="P166" style:parent-style-name="Normal" style:family="paragraph">
      <style:paragraph-properties fo:text-align="justify" style:vertical-align="baseline" fo:margin-bottom="0in" fo:line-height="100%"/>
      <style:text-properties fo:language="pt" fo:country="PT" fo:hyphenate="true"/>
    </style:style>
    <style:style style:name="P167" style:parent-style-name="Normal" style:family="paragraph">
      <style:paragraph-properties fo:text-align="justify" style:vertical-align="baseline" fo:margin-bottom="0in" fo:line-height="100%"/>
      <style:text-properties fo:language="pt" fo:country="PT" fo:hyphenate="true"/>
    </style:style>
    <style:style style:name="P168" style:parent-style-name="Normal" style:family="paragraph">
      <style:paragraph-properties fo:text-align="justify" style:vertical-align="baseline" fo:margin-bottom="0in" fo:line-height="100%"/>
      <style:text-properties fo:language="pt" fo:country="PT" fo:hyphenate="true"/>
    </style:style>
    <style:style style:name="P169" style:parent-style-name="Normal" style:family="paragraph">
      <style:paragraph-properties fo:text-align="justify" style:vertical-align="baseline" fo:margin-bottom="0in" fo:line-height="100%"/>
      <style:text-properties fo:language="pt" fo:country="PT" fo:hyphenate="true"/>
    </style:style>
    <style:style style:name="P170" style:parent-style-name="Normal" style:family="paragraph">
      <style:paragraph-properties fo:text-align="justify" style:vertical-align="baseline" fo:margin-bottom="0in" fo:line-height="100%"/>
      <style:text-properties fo:language="pt" fo:country="PT" fo:hyphenate="true"/>
    </style:style>
    <style:style style:name="P171" style:parent-style-name="Normal" style:family="paragraph">
      <style:paragraph-properties fo:text-align="justify" style:vertical-align="baseline" fo:margin-bottom="0in" fo:line-height="100%"/>
      <style:text-properties fo:language="pt" fo:country="PT" fo:hyphenate="true"/>
    </style:style>
    <style:style style:name="P172" style:parent-style-name="Normal" style:family="paragraph">
      <style:paragraph-properties fo:text-align="justify" style:vertical-align="baseline" fo:margin-bottom="0in" fo:line-height="100%"/>
      <style:text-properties fo:language="pt" fo:country="PT" fo:hyphenate="true"/>
    </style:style>
    <style:style style:name="P173" style:parent-style-name="Normal" style:family="paragraph">
      <style:paragraph-properties fo:text-align="justify" style:vertical-align="baseline" fo:margin-bottom="0in" fo:line-height="100%"/>
      <style:text-properties fo:language="pt" fo:country="PT" fo:hyphenate="true"/>
    </style:style>
    <style:style style:name="P174" style:parent-style-name="Normal" style:family="paragraph">
      <style:paragraph-properties fo:text-align="justify" style:vertical-align="baseline" fo:margin-bottom="0in" fo:line-height="100%"/>
      <style:text-properties fo:language="es" fo:country="ES" fo:hyphenate="true"/>
    </style:style>
    <style:style style:name="P175" style:parent-style-name="Normal" style:family="paragraph">
      <style:paragraph-properties fo:text-align="justify" style:vertical-align="baseline" fo:margin-bottom="0in" fo:line-height="100%"/>
      <style:text-properties fo:language="es" fo:country="ES" fo:hyphenate="true"/>
    </style:style>
    <style:style style:name="P176" style:parent-style-name="Normal" style:family="paragraph">
      <style:paragraph-properties fo:text-align="justify" style:vertical-align="baseline" fo:margin-bottom="0in" fo:line-height="100%"/>
      <style:text-properties fo:language="es" fo:country="ES" fo:hyphenate="true"/>
    </style:style>
    <style:style style:name="P177" style:parent-style-name="Normal" style:family="paragraph">
      <style:paragraph-properties fo:text-align="justify" style:vertical-align="baseline" fo:margin-bottom="0in" fo:line-height="100%"/>
      <style:text-properties fo:language="es" fo:country="ES" fo:hyphenate="true"/>
    </style:style>
    <style:style style:name="P178" style:parent-style-name="Normal" style:family="paragraph">
      <style:paragraph-properties fo:text-align="justify" style:vertical-align="baseline" fo:margin-bottom="0in" fo:line-height="100%"/>
      <style:text-properties fo:hyphenate="true"/>
    </style:style>
    <style:style style:name="T179" style:parent-style-name="DefaultParagraphFont" style:family="text">
      <style:text-properties fo:language="pt" fo:country="PT"/>
    </style:style>
    <style:style style:name="T180" style:parent-style-name="DefaultParagraphFont" style:family="text">
      <style:text-properties fo:language="es" fo:country="ES"/>
    </style:style>
    <style:style style:name="T181" style:parent-style-name="DefaultParagraphFont" style:family="text">
      <style:text-properties fo:language="es" fo:country="ES"/>
    </style:style>
    <style:style style:name="T182" style:parent-style-name="DefaultParagraphFont" style:family="text">
      <style:text-properties fo:language="es" fo:country="ES"/>
    </style:style>
    <style:style style:name="P183" style:parent-style-name="Normal" style:family="paragraph">
      <style:paragraph-properties fo:text-align="justify" style:vertical-align="baseline" fo:margin-bottom="0in" fo:line-height="100%"/>
      <style:text-properties fo:language="es" fo:country="ES" fo:hyphenate="true"/>
    </style:style>
    <style:style style:name="P184" style:parent-style-name="Normal" style:family="paragraph">
      <style:paragraph-properties fo:text-align="justify" style:vertical-align="baseline" fo:margin-bottom="0in" fo:line-height="100%"/>
      <style:text-properties fo:language="es" fo:country="ES" fo:hyphenate="true"/>
    </style:style>
    <style:style style:name="P185" style:parent-style-name="Normal" style:family="paragraph">
      <style:paragraph-properties fo:text-align="justify" style:vertical-align="baseline" fo:margin-bottom="0in" fo:line-height="100%"/>
      <style:text-properties fo:hyphenate="true"/>
    </style:style>
    <style:style style:name="T186" style:parent-style-name="DefaultParagraphFont" style:family="text">
      <style:text-properties fo:language="es" fo:country="ES"/>
    </style:style>
  </office:automatic-styles>
  <office:body>
    <office:text text:use-soft-page-breaks="true">
      <text:p text:style-name="P1">Ficheiro de áudio<text:s/></text:p>
      <text:p text:style-name="P2">Entrevista_OPTAR.m4a<text:s/></text:p>
      <text:p text:style-name="P3"><text:s/></text:p>
      <text:p text:style-name="P4">Transcrição<text:s/></text:p>
      <text:p text:style-name="P5"/>
      <text:p text:style-name="P6">Cristian Adorean:</text:p>
      <text:p text:style-name="P7">Então podemos começar. Qual é o objetivo fundamental da OPTAR no contexto da micromobilidade elétrica?</text:p>
      <text:p text:style-name="P8"/>
      <text:p text:style-name="P9">Marian Ivan:</text:p>
      <text:p text:style-name="P10">A… nós não fizemos um objetivo em torno da microbi... micromobilidade elétrica, mas sim em torno do transporte alternativo em geral. A… por isso, o que digo tem mais a ver com<text:s/>o<text:s/>transporte alternativo do que com<text:s/>a<text:s/>micromobilidade elétrica. A… do nosso ponto de vista, a… um desenvolvimento, agora referindo-me especificamente à micromobilidade elétrica, não pode ocorrer sem uma infraestrutura. E a infraestrutura não pode ser dedicada apenas à micromobilidade elétrica, mas deve ser dedicada ao transporte alternativo em geral, porque… vamos imaginar que agora, se quisermos referir, por acaso visitei tanto Lisboa<text:s/>como também<text:s/>Madrid e Cluj-Napoca. Se quiseres que eu me refira a...</text:p>
      <text:p text:style-name="P11"/>
      <text:p text:style-name="P12">Cristian Adorean:</text:p>
      <text:p text:style-name="P13">Então têm uma perceção<text:s/>sobre<text:s/>todas as três cidades. Pode… pode falar.</text:p>
      <text:p text:style-name="P14"/>
      <text:p text:style-name="P15">Marian Ivan:</text:p>
      <text:p text:style-name="P16">A Roménia, em geral, está muito… muito atrás da União Europeia em geral e a probabilidade de as coisas mudarem é… considero muito… muito… muito pequena, ou seja, perdemos muitas oportunidades, a maior oportunidade sendo esta... Ou melhor, não... não posso igualar, mas perdemos a implementação dos planos de mobilidade na Roménia, no sentido de que todos na Roménia falam de mobilidade sustentável, mas, na verdade, não tem nada a ver com<text:s/>a<text:s/>mobilidade sustentável. Perdemos a pandemia, que era uma oportunidade para fazer o que não foi feito nos anos seguintes, mas é algo natural não ter sido feito, porque na Roménia ainda não se entende o que é<text:s/>a<text:s/>mobilidade urbana sustentável. E, na minha opinião, com certeza vamos perder também a... superfinanciamento através do PNDR<text:s/>(Plano Nacional de Desenvolvimento da Roménia), no sentido de que, não sabendo o que fazer, os fundos serão novamente desperdiçados, como acontece com... com os financiamentos locais. Portanto, na nossa opinião, um desenvolvimento da micromobilidade elétrica não pode ser... não pode acontecer sem o desenvolvimento do transporte alternativo em geral. E na Roménia...<text:s/>não sei há quanto tempo não vais<text:s/>à Roménia, a ideia de<text:s/>andar a pé... não é mais compreendida na Roménia. E por isso, enquanto a forma mais simples de mobilidade,<text:s/>o andar a pé, não for compreendida, a... a ideia de falar sobre micromobilidade elétrica é... é muito distante. Referindo-me especificamente a Cluj-Napoca, a... muitos não sabem porque falam de Cluj-Napoca como um paraíso de mobilidade. Provavelmente comparado com outras cidades na Roménia, mas, na minha opinião, o que acontece em Cluj-Napoca é apenas uma fachada, nada<text:s/><text:soft-page-break/>substancial. Na verdade, verás, na Roménia, qualquer projeto relacionado com<text:s/>a<text:s/>micromobilidade elétrica, nomeadamente trotinetes elétricas e bicicletas elétricas, tem muitas cores. Tudo é uma fachada, para parecer bem em fotos, em filmagens a... não trazem soluções inteligentes nas interseções, embora o maior problema seja nas interseções, onde estão os pontos de conflito mais numerosos, e não há coerência no que acontece. Falando especificamente da infraestrutura para bicicletas e trotinetes elétricas. Mas também não podemos falar de mobilidade urbana a... sem haver transporte público. Refiro-me a um transporte público viável para que as pessoas... se vangloriem de quantos milhares de autocarros circulam sem explicar que têm uma velocidade de circulação nas horas de ponta entre 5 e 10 km/h. O que não<text:s/>se<text:s/>pode tornar uma alternativa e, enquanto as pessoas não andarem a pé, não usarem o transporte público, a... a trotinete elétrica, eventualmente a bicicleta elétrica, será uma... uma opção rara e mais para fins recreativos, não para mobilidade... utilitária.</text:p>
      <text:p text:style-name="P17"/>
      <text:p text:style-name="P18">Cristian Adorean:</text:p>
      <text:p text:style-name="P19">A segunda pergunta: Que princípios, missões e ações foram adotados para promover a micromobilidade elétrica? Se... se foi o caso, como disse antes.</text:p>
      <text:p text:style-name="P20"/>
      <text:p text:style-name="P21">Marian Ivan:</text:p>
      <text:p text:style-name="P22">Por quem?</text:p>
      <text:p text:style-name="P23"/>
      <text:p text:style-name="P24">Cristian Adorean:</text:p>
      <text:p text:style-name="P25">(Pela) OPTAR. Se... se foi...</text:p>
      <text:p text:style-name="P26"/>
      <text:p text:style-name="P27">Marian Ivan:</text:p>
      <text:p text:style-name="P28">Infelizmente, fomos praticamente os únicos que fizeram algo neste campo. Além da parte de... advocacy que fazemos, criámos a... dois documentos importantes. Ou mais, mas dois são importantes porque se referem especificamente à infraestrutura. Em primeiro lugar, conseguimos a... introduzir na legislação romena, nos padrões de marcação, o conceito de sharrows. Na Roménia, é chamado de... rota sugerida para bicicletas. A... fizemos os esforços, levaram cerca de 5 anos até conseguirmos introduzir este conceito na legislação, mas ainda não é usado e não é... a... não é compreendido pelas autoridades. Mesmo e... por exemplo, com este tipo de conceito conseguimos vencer duas vezes em Bucareste um a... alguns projetos de participação... orçamento<text:s/>participativo. Conhece o fenómeno? Ok.</text:p>
      <text:p text:style-name="P29"/>
      <text:p text:style-name="P30">Cristian Adorean:</text:p>
      <text:p text:style-name="P31"><text:span text:style-name="T32">A... orçament</text:span><text:span text:style-name="T33">o<text:s/></text:span><text:span text:style-name="T34">p...?<text:s/></text:span><text:span text:style-name="T35">Sim!</text:span></text:p>
      <text:p text:style-name="P36"/>
      <text:p text:style-name="P37">Marian Ivan:</text:p>
      <text:p text:style-name="P38">Sim? Sabe do que se trata?</text:p>
      <text:p text:style-name="P39"/>
      <text:p text:style-name="P40">Cristian Adorean:</text:p>
      <text:p text:style-name="P41">Sim, sim, sim!</text:p>
      <text:p text:style-name="P42"/>
      <text:soft-page-break/>
      <text:p text:style-name="P43">Marian Ivan:</text:p>
      <text:p text:style-name="P44">Certo. A... um deles ganhei pessoalmente, no sentido de que os bucurestenses votaram... a maioria dos bucurestenses votou neste projeto, mas este projeto era na época antes de conseguirmos introduzir na legislação este conceito de rota sugerida para bicicletas ou sharrows... a... e previa, claro, que a autoridade local fizesse isso, ou seja, tomasse as medidas para regulamentar. Começámos os esforços, mas eles tinham de continuar. Não continuaram, não fizeram nada. A... depois de cerca de 2 anos, conseguimos nós, como associação, introduzir este conceito na legislação, e outra pessoa pegou na ideia e novamente apresentou este<text:s/>orçamento<text:s/>participativo, solicitando a... que em todos os projetos futuros fosse introduzido este conceito, sendo que o problema em Bucareste era que muitas das pistas para bicicletas em Bucareste foram feitas violando a lei<text:s/>dos passeios, e era necessária uma mudança de perceção. Chegou-se ao ponto de as autoridades acreditarem que o ciclismo é obrigatório nos passeios, de modo que até os motoristas acreditavam nisso, ou seja, tanto as autoridades quanto os motoristas, pelo facto de estas pistas terem sido feitas nos passeios estreitando ou eliminando totalmente a possibilidade de andar a pé nos passeios, aumentaram essa sensação de que as pistas deveriam estar nos passeios. Então, fizemos... como associação (OPTAR) fizemos algumas ações. Demonstrámos à polícia que a lei foi violada quando essas pistas foram feitas nos passeios, violando os direitos dos<text:s/>peões, e a... todas as pistas onde foram feitas reclamações foram removidas pela polícia. E precisávamos, após este a... projeto, em que durante vários anos essas pistas foram feitas nos passeios, de mudar a perceção, para que se entendesse que o lugar da bicicleta, o lugar dos veículos, mesmo na legislação romena, tão má quanto é, é na... via. E por isso era importante para nós este sharrows. Para ser compreendido, para aqueles que não conhecem o<text:s/>Código da Estrada. É verdade, o<text:s/>Código da Estrada<text:s/>na Roménia muda quase duas a três vezes por ano, e por isso, muitos... de facto, a... as tentativas de mudar o<text:s/>Código da Estrada<text:s/>são cerca de 10-20 por ano. A imprensa fala extensivamente sobre algumas mudanças supostas. Às vezes acontecem, outras vezes, não acontecem, e por isso, a... a nível de legislação rodoviária, é um caos na mente de muitos a... motoristas, além a... não sei se sabes, na Roménia foram fechadas... foram identificadas pelo menos duas ou três chamadas fábricas de cartas de condução, ou seja, pessoas que obtinham cartas de condução sem ter conhecimentos práticos e teóricos sobre... sobre conduzir um veículo a... nas estradas. Ou seja, a situação é tão grave que a problemática das bicicletas e trotinetes elétricas é relativamente pequena. A... para encurtar a partir daqui, nem o segundo projeto de orçamento<text:s/>participativo<text:s/>teve a... sucesso, no sentido de que não aconteceu nada. A... houve uma tentativa de fazer a... algumas marcações em algumas ruas secundárias que não tinham absolutamente nenhuma... refiro-me agora a Bucareste, sobre Cluj foram usadas em alguns lugares essas marcações, mas geralmente foram usadas nas zonas, nas faixas dedicadas ao transporte público. Não como diz a legislação, mas ainda é bom, é melhor do que nada o que acontece em Cluj. Voltando, nem em Bucareste a... o segundo projeto não aconteceu, embora tivessem uma legislação clara e só precisassem ler e aplicar, não aconteceu e continua a não acontecer. Acho que é o segundo ou terceiro ano em que continuam a prometer que vão fazer este projeto e não aconteceu. O segundo projeto principal que fizemos foi a... na Roménia não existe uma... legislação obrigatória em relação à construção de infraestrutura. Existe um<text:s/><text:soft-page-break/>decreto<text:s/>dos anos 90, que tem cerca de 10 páginas. Dá apenas algumas referências muito vagas sobre como a infraestrutura deve ser construída, mas felizmente a... não tem estatuto obrigatório. É um a... exatamente como se chama<text:s/>decreto<text:s/>dos tempos a... quando os padrões eram estabelecidos pelo Estado, antes de Ceaușescu. Tentámos fazer um regulamento juntamente com o Ministério do Desenvolvimento, assinámos uma parceria com o Ministério do Desenvolvimento. Acho que isso aconteceu em 2016 ou 2017. Fizemos uma parceria em que nós, como associação, nos comprometíamos a fazer este documento, e eles se comprometiam a adotá-lo, a tomar as medidas para adotá-lo. A... pedimos apoio aos voluntários, a... com toda a estrutura de documentos que achamos relevantes a nível de... legislação, e a nível de... mentalidade para a Roménia, porque a... precisava ainda estar de acordo com a legislação romena e a... mentalidades na Roménia, tentámos tender para aqueles... para aqueles padrões a... ótimos que encontramos na Europa, precisamente com o objetivo de não repetir os erros cometidos na Europa, de modo a reduzir a lacuna entre o que a... foi feito na Europa nos últimos 50 anos e o que está<text:s/>a acontecer<text:s/>na Roménia. O documento, na minha opinião, é muito bom a..., mas nunca foi adotado. Assim, embora fosse uma obrigação pelo PNDR que este documento fosse adotado, para que a infraestrutura a ser construída fosse feita a... com base em padrões que a... atingissem o objetivo, que era o objetivo do PNDR, precisamente a... de desenvolver cidades sustentáveis e a... lidar com possíveis problemas, como a pandemia. A pandemia<text:s/>apanhou-nos<text:s/>completamente desprevenidos porque não tínhamos nem a infraestrutura a... para bicicletas e<text:s/>peões, nem um transporte público decente. E praticamente, perdemos aquela oportunidade e estamos a perder agora porque não temos dinheiro. Então, este documento também não foi adotado. Deixei de acreditar que algo bom vai acontecer com ele. A... ainda de vez em quando, algum ministro lembra... os ministros mudam a cada 6 meses-um ano no desenvolvimento e fingem que se importam, mas não, não se importam.</text:p>
      <text:p text:style-name="P45"/>
      <text:p text:style-name="P46">Cristian Adorean:</text:p>
      <text:p text:style-name="P47">Infelizmente. Podemos então a... passar para a terceira pergunta: Quais foram e quais são atualmente os<text:s/>factores positivos e negativos na implementação e expansão da micromobilidade elétrica na Roménia e em Cluj-Napoca? Tendo em conta que está ciente...</text:p>
      <text:p text:style-name="P48"/>
      <text:p text:style-name="P49">Marian Ivan:</text:p>
      <text:p text:style-name="P50">Sim. A... podes<text:s/>repetir como... como chamaste?</text:p>
      <text:p text:style-name="P51"/>
      <text:p text:style-name="P52">Cristian Adorean:</text:p>
      <text:p text:style-name="P53">Sim, claro! Quais foram e quais são atualmente os<text:s/>factores positivos e negativos na implementação e expansão da micromobilidade? Expansão menos no caso da Roménia.</text:p>
      <text:p text:style-name="P54"/>
      <text:p text:style-name="P55">Marian Ivan:</text:p>
      <text:p text:style-name="P56">Factores a... positivos. Vamos começar com os positivos. O<text:s/>factor positivo é que as pessoas a... no caso das trotinetes elétricas e bicicletas elétricas, mas especialmente das trotinetes elétricas, um<text:s/>factor positivo é que as pessoas a... percebem que precisam de uma... mobilidade melhor e voltam-se<text:s/>para este modo de deslocação. Então, as pessoas investem, investiram muito pelo menos em trotinetes a... para ter esse tipo de meio de<text:s/>deslocação.<text:s/><text:soft-page-break/>Mas não têm o que fazer com elas. Muitas vezes na Roménia e a... não me lembro de ver muitas pessoas com trotinete elétrica, bicicleta elétrica ainda menos, além dos a...<text:s/>(estafetas)<text:s/>que entregam comida.</text:p>
      <text:p text:style-name="P57"/>
      <text:p text:style-name="P58">Cristian Adorean:</text:p>
      <text:p text:style-name="P59">Bicicletas... bicicletas elétricas são menos comuns, de facto, em Cluj-Napoca.</text:p>
      <text:p text:style-name="P60"/>
      <text:p text:style-name="P61">Marian Ivan:</text:p>
      <text:p text:style-name="P62">Então, as pessoas têm... Sim, com a aparição das trotinetes elétricas, aliás, em todo o mundo, o interesse pelas bicicletas elétricas diminuiu, porque são mais pesadas, mais difíceis de armazenar e assim por diante. A... então o interesse existe. Agora passamos para o<text:s/>factor negativo: na ausência de infraestrutura, as pessoas ou não vão usá-las ou usá-las para outros fins. Deixando de lado aqueles que entregam comida e que as usam intensamente, por outro lado, deve-se dizer entre parênteses que essa necessidade de mobilidade dos entregadores trouxe ao mercado, por assim dizer, a... não tanto quanto as trotinetes elétricas e bicicletas elétricas, mas também a... improvisações de motores de combustão interna. Ou seja, não me lembro se vi em Cluj, mas em Bucareste vi muitas bicicletas a... transformadas, que tinham motor e que poluíam provavelmente mais do que três ou quatro carros, ou seja, a ideia de mobilidade não poluente foi por água abaixo com a existência de 10-20 a... bicicletas desse tipo que não têm o que fazer nas ruas. Claro que ninguém as vê ou finge que não as vê, mas essa é a situação e temos que a... ver e dizer. A... então na ausência de infraestrutura, este seria o<text:s/>factor negativo. Na ausência de infraestrutura, não há como desenvolver a mobilidade urbana em geral, a sustentável, e muito menos a mobilidade elétrica, especialmente porque na... na Roménia há um artigo da lei que diz que nas secções de estrada onde a... a velocidade máxima permitida para veículos automóveis é superior a 50 km/h, é proibida a circulação de trotinetes elétricas. É verdade que a lei não se aplica nem neste campo, mas as pessoas honestas, as pessoas que talvez quisessem respeitar a lei, são desencorajadas por esta ideia. É verdade que o problema não é este artigo da lei, mas o facto de que há muitas secções, especialmente em Bucareste, onde o limite legal a... foi artificialmente aumentado para 70 km/h, precisamente para dar um impulso à circulação automóvel. Isso em detrimento da circulação alternativa, que geralmente é perturbada por velocidades mais altas, mas a sensação de perigo é mais intensamente percebida a velocidades mais altas, o que é um erro. Não há como desenvolver uma mobilidade urbana sustentável, enquanto<text:s/>tu<text:s/>crias<text:s/>vantagens para a mobilidade a motor.</text:p>
      <text:p text:style-name="P63"/>
      <text:p text:style-name="P64">Cristian Adorean:</text:p>
      <text:p text:style-name="P65">Já me respondeu à próxima pergunta, em grande parte: Como avalia o desenvolvimento atual da micromobilidade elétrica na Roménia e em Cluj-Napoca? A... pode referir-se neste caso a... outros estudos de caso<text:s/>da Europa a... comparando as cidades da Roménia com as da Europa.</text:p>
      <text:p text:style-name="P66"/>
      <text:p text:style-name="P67">Marian Ivan:</text:p>
      <text:soft-page-break/>
      <text:p text:style-name="P68">Bem, em geral, sim. Já expliquei mais ou menos sobre o que se trata. A micromobilidade elétrica não<text:s/>se<text:s/>pode desenvolver sem<text:s/>o andar a pé, sem um transporte público viável, sem que as pessoas tenham... ou mais de... podemos tomar o caminho inverso, a... sem desencorajar a... o transporte motorizado individual, porque, essencialmente, a mobilidade urbana é sobre isso, criar um equilíbrio entre o transporte... alternativo e o transporte motorizado individual. Lembro-me de um momento em... em Madrid. Em Madrid aluguei uma bicicleta. Queria ver como... como é andar na rua, a... de bicicleta, e a... o que me chocou em Madrid foi o facto de que as faixas a... dedicadas ao transporte público têm quase a largura de um autocarro. Em muitas dessas faixas dedicadas ao transporte público a... são criadas na primeira faixa de circulação, de modo que, de acordo com a legislação e a... as bicicletas eram convidadas a circular na segunda faixa, que também era muito estreita. A... em geral é isso que os países em toda a Europa fazem. Estreitam as faixas para criar espaço pelo menos temporário, para criar uma primeira pista de bicicletas, e o próximo passo é tomar uma faixa inteira de circulação para fazer a... para fazer uma pista, uma super pista, ou como... como são chamadas agora. A... aquelas pistas de já... 3-4-5 m de largura. A... e aconteceu o seguinte em Madrid: em primeiro lugar, não tive coragem de andar na segunda faixa de circulação, acostumado como na Roménia, mesmo em Madrid, lembro-me na segunda faixa, onde os ciclistas tinham que circular nessa faixa, havia... marcações, tipo indicador de velocidade máxima de 30 km. Mas não confiava que os motoristas iriam circular a 30 km/h e então, acostumado a circular como na Roménia, andei no limite direito da segunda faixa, justamente para permitir que os motoristas me ultrapassassem e não os incomodar muito, como estou acostumado na Roménia. E aconteceu algo muito interessante quando senti que um autocarro<text:s/>vinha<text:s/>atrás de mim, na primeira faixa, do lado direito. Bem, ele nunca me buzinou e andava à minha velocidade de, não sei, 15-20 (km), quando ando<text:s/>(de bicicleta), vou andar devagar, justamente para ver a cidade, sentir, para... me sentir bem. E percebi que... o incomodava, justamente porque estava muito próximo da primeira faixa. A... notei que os motoristas não me incomodavam na segunda faixa e nem ultrapassavam muito perto, então era um problema (inaudível)<text:s/>meu, o facto de estar<text:s/>a circular<text:s/>entre... muito... muito próximo da primeira faixa. Mas o motorista do autocarro não buzinou, e andei até perceber que o incomodava, e fui para o meio da segunda faixa e ele ultrapassou-me. Até que tenhamos essa mentalidade geral, especialmente entre os motoristas do transporte público, que têm a possibilidade de ser educados, porque são funcionários da administração local. Enquanto a administração local não entender o poder que tem sobre os taxistas e sobre o transporte público, refiro-me ao pessoal, as coisas não têm... não têm como mudar. Por sorte, simplesmente não consigo explicar como isso aconteceu, na Roménia a... foi aprovada uma lei de mobilidade urbana sustentável. É verdade, era uma obrigação pelo PNDR,<text:s/>é<text:s/>por isso<text:s/>que<text:s/>foi aprovada. Mas o que é incrível é que esta lei foi muito, muito bem feita. Para quem entende, porque ainda tenho dúvidas de que muitos entendem pouco do que está<text:s/>lá<text:s/>escrito. Mas o que achei muito interessante nesta... não achei interessante o que veio como uma surpresa ainda maior nesta lei de mobilidade urbana sustentável foi que foi introduzida uma emenda que prevê expressamente que as faixas de circulação podem ser reduzidas até 2,75 m. A... atualmente, a maioria das ruas na Roménia têm faixa de circulação de 3,5 m e a polícia muitas vezes<text:s/>utiliza<text:s/>desta disposição para proibir qualquer arranjo em favor do transporte<text:s/><text:soft-page-break/>alternativo. Ora, esta... esta emenda, que foi incluída na lei, praticamente... bloqueia qualquer intenção da polícia - são eles que geralmente bloqueiam qualquer projeto de mobilidade urbana sustentável -, a rejeitar esses projetos, não dar a aprovação. É verdade que essas coisas continuam<text:s/>a acontecer, tenho sinais de cidades. De Cluj não, de outras cidades, que ainda na Comissão Técnica de Trânsito, que dá aprovações para projetos, a... qualquer inovação, qualquer coisa que poderia incentivar as pessoas a andar mais de bicicleta ou transporte público é silenciada, praticamente anulada. A... mas sim, também em Cluj-Napoca não vi um projeto coerente do começo ao fim, apenas projetos pontuais, fragmentos espalhados pela cidade, o que não tem como funcionar, enquanto não compararmos as duas redes - a rede dedicada ao transporte motorizado individual que funciona como uma rede, no sentido de que, é... é uma rede de ruas contínuas, e... sobrepõe-se ao mapa dedicado ao transporte alternativo, seja transporte público, e não me refiro ao facto de haver linhas que compartilham a... rua com<text:s/>o<text:s/>transporte motorizado individual, mas refiro-me a linhas dedicadas ao transporte público que têm<text:s/>o<text:s/>seu próprio espaço e podem ter um horário previsível de circulação. O facto de haver 200 m aqui, mais 100 m à direita, não significa que<text:s/>tens<text:s/>uma rede. Isso significa que<text:s/>nalgum momento circula 100-200 m a uma velocidade normal, depois para na estação, e cada parada na estação na verdade só cria uma desvantagem ainda maior entre a...<text:s/>(as)<text:s/>deslocações motorizadas individuais e o transporte público. Ora, tudo está interligado. Na primeira chuva, aqueles que usam bicicletas elétricas, trotinetes elétricas precisarão de transporte público. Se não for previsível e sabemos que não é, o que farão, irão de carro. Ora, o objetivo é justamente que em situações de crise, e aqui, quando pode ser qualquer coisa, mas diariamente, a crise é a hora de ponta. Se na hora de ponta as pessoas ainda escolherem o carro, é normal teremos congestionamentos e não falaremos mais de mobilidade... mobilidade urbana sustentável, falaremos de a... Uso da trotinete elétrica para fins recreativos, o que não... não ajuda a mobilidade.</text:p>
      <text:p text:style-name="P69"/>
      <text:p text:style-name="P70">Cristian Adorean:</text:p>
      <text:p text:style-name="P71">Que cenários de desenvolvimento a curto, médio e longo prazo antecipa em termos de expansão da mobilidade elétrica?</text:p>
      <text:p text:style-name="P72"/>
      <text:p text:style-name="P73">Marian Ivan:</text:p>
      <text:p text:style-name="P74">Agora eu poderia dizer que o PNDR nos obrigará finalmente a mudar o<text:s/>Código da Estrada. Ainda é uma obrigação mudar o<text:s/>Código da Estrada<text:s/>para melhor. A... como uma nota, há cerca de um ano, o Tribunal de Contas a... da União Europeia realizou uma auditoria sobre a... forma como são implementadas as medidas de segurança rodoviária na Roménia. A... justamente na ideia de que constataram que... com todo o dinheiro investido, a segurança rodoviária na Roménia ainda está no chão. Na Roménia, temos cada vez mais... o maior número de vítimas<text:s/>mortais<text:s/>em termos de ciclistas, e o maior número de vítimas em relação ao número de acidentes no tráfego automóvel. Partilhamos... de ano para ano o primeiro lugar com a Bulgária, enquanto toda a União Europeia se comprometeu a reduzir em 50% a...<text:s/>o<text:s/>número de vítimas, connosco, o número ou permanece constante ou aumenta. E o Tribunal de Contas, felizmente, trabalhavam em romeno lá, a... disse que... talvez não seja suficiente verificar como o dinheiro é gasto, mas ver por que as coisas não acontecem. E<text:s/><text:soft-page-break/>tive a honra de ser convidado para dar a minha opinião e, entre outras coisas, falei sobre o facto de que existe uma norma que não é adotada, a... claro, no momento em que não tem regras para fazer as coisas corretamente, acontece que as pistas são feitas... então, se procurares<text:s/>um pouco na internet, (inaudível) infraestrutura Roménia, verás<text:s/>que há muitos casos absurdos, o que significa que são na verdade dinheiro mal gasto. E expliquei que, entre outras coisas, na legislação romena, a... não foram incorporadas algumas emendas muito importantes da Convenção sobre Trânsito Rodoviário, a Convenção de Viena. A Convenção de Viena, que é a base de todas as legislações na Europa, a... tem alguns princípios adotados pela maioria dos países, mas entretanto, esta convenção foi... atualizada com novos... novos princípios. Ou seja, em... em algum momento, por algum acaso, descobri que o Ministério das Relações Exteriores da Roménia adotou essas emendas no sentido de que as a... publicou no Monitor Oficial, provavelmente obrigado por alguém porque... eu não sabia da existência dessas... dessas emendas, até vê-las publicadas pelo Ministério das Relações Exteriores. E constatei que dois artigos, duas emendas desta convenção a... muito importantes para a Roménia e em termos de segurança, não foram adotadas na legislação romena. Refiro-me à legislação rodoviária. E a... é exatamente isso que disse aos do Tribunal de Contas. O Tribunal de Contas da União Europeia, que a... falamos de segurança rodoviária, mas na verdade... os artigos da lei que falam sobre a importância de dar prioridade<text:s/>aos<text:s/>peões<text:s/>e aos participantes vulneráveis no trânsito sobre as deslocações motorizadas, esses artigos não estão na legislação romena. A... muito provavelmente... eles disseram que a auditoria vai demorar um ano. Em princípio, deveriam estar a concluir, podem<text:s/>entrar em<text:s/>contacto<text:s/>com eles, para ver a que conclusões chegaram, porque na época convidaram inclusive autoridades para dar a sua opinião, estou curioso também se após esta auditoria conseguirão forçar a adoção de uma legislação a... como no exterior, de modo a mudar mentalidades. Também como uma nota, lamento, tenho que dizer e volto à importância disso. Na Roménia a... temos um artigo de lei que diz: Pode atravessar a rua, referindo-me<text:s/>ao<text:s/>peão,<text:s/>a... na esquina da rua, pode atravessar onde houver faixa de<text:s/>peões, ou, se não houver faixa de<text:s/>peões, pode atravessar na... na esquina da rua, após se certificar previamente. Essencialmente, é<text:s/>disso que se trata, mas há uma frase mais longa a... com uma vírgula, com... uma frase que obriga a pensar quando lês<text:s/>essa frase. Tenho que dizer que muito provavelmente 75% dos motoristas que lêem esta frase a... ficaram com a sensação... na verdade, pelas discussões que vejo nos grupos de trânsito na Roménia, ficam com a sensação de que os<text:s/>peões<text:s/>são obrigados a certificar-se<text:s/>ao atravessar a rua. Há cerca de 5-6 anos, acho que já passaram, houve realmente uma intenção da polícia de modificar a legislação, no sentido de que... o<text:s/>peão<text:s/>que atravessa na faixa de<text:s/>peões<text:s/>e não está atento, quando atravessa é culpado, o que virava de cabeça para baixo todos os conceitos em relação à prioridade do<text:s/>peão<text:s/>nas passadeiras. A... disseram que receberam muitas queixas de pessoas, que claro eram motoristas, incomodadas por pessoas que atravessam sem se certificar<text:s/>nas passadeiras. A... acho que foi outro momento importante em que quis desistir de todo o meu trabalho, quando vi quão estúpida pode ser a... tomada de decisões em relação à vida de pessoas, num país onde se está a tentar reduzir o número de acidentes, sem entender que não são os<text:s/>peões<text:s/>que causam acidentes e que aqueles que matam são os que dirigem veículos automóveis.</text:p>
      <text:p text:style-name="P75"/>
      <text:soft-page-break/>
      <text:p text:style-name="P76">Cristian Adorean:</text:p>
      <text:p text:style-name="P77"><text:span text:style-name="T78">Sr. Marian a...<text:s/></text:span><text:span text:style-name="T79">desculpe interrompê-lo,<text:s/></text:span><text:span text:style-name="T80">(o Zoom)<text:s/></text:span><text:span text:style-name="T81">vai desligar, não perca a ideia. Vai desligar em cerca de 4 minutos, porque é a versão da faculdade e temos 40 minutos. Enviarei novamente o link e continuaremos. Pode ser?</text:span></text:p>
      <text:p text:style-name="P82"/>
      <text:p text:style-name="P83">Marian Ivan:</text:p>
      <text:p text:style-name="P84">Sim, sim.</text:p>
      <text:p text:style-name="P85"/>
      <text:p text:style-name="P86">Cristian Adorean:</text:p>
      <text:p text:style-name="P87">Certo.</text:p>
      <text:p text:style-name="P88"/>
      <text:p text:style-name="P89">Marian Ivan:</text:p>
      <text:p text:style-name="P90">A... como consegui convencê-los a desistir dessa ideia? Expliquei que pessoas com deficiência a... no artigo dizia explicitamente que não deveriam olhar para o telefone. Expliquei claramente que a... pessoas com deficiência visual ou pessoas cegas usam aplicativos no telefone para se deslocar pela cidade, e que um motorista não tem como saber se aquela pessoa é cega ou pode ter uma deficiência de atenção. Nem<text:s/>todas as pessoas são<text:s/>perfeitas<text:s/>como motoristas. Um motorista deve passar por alguns testes médicos, deve atender a algumas condições para dirigir um veículo automóvel. Um<text:s/>peão<text:s/>é aquela pessoa que pode não ter a capacidade médica de dirigir um veículo, mas deve ser protegido por aqueles que têm o poder de matar pessoas, ou seja, os motoristas, e não pode a... os direitos dos<text:s/>peões<text:s/>que podem ter todo<text:s/>o<text:s/>tipo de deficiência, inclusive de atenção, e, no único lugar onde têm prioridade para atravessar uma rua, dizer que podem ser culpados ao atravessar.</text:p>
      <text:p text:style-name="P91"/>
      <text:p text:style-name="P92">(O Zoom desligou devido à limitação de 40 minutos da versão académica do programa)</text:p>
      <text:p text:style-name="P93"/>
      <text:p text:style-name="P94">Cristian Adorean:</text:p>
      <text:p text:style-name="P95">Agora<text:s/>consigo<text:s/>ouvi-lo. Peço desculpa por este problema técnico.</text:p>
      <text:p text:style-name="P96"/>
      <text:p text:style-name="P97">Marian Ivan:</text:p>
      <text:p text:style-name="P98">Sim, sim. A... já não sei qual era a pergunta original.</text:p>
      <text:p text:style-name="P99"/>
      <text:p text:style-name="P100">Cristian Adorean:</text:p>
      <text:p text:style-name="P101">A... estava a explicar sobre os cenários de desenvolvimento a curto, médio e longo prazo. Em relação à expansão da micromobilidade elétrica. E, mais precisamente, a...</text:p>
      <text:p text:style-name="P102"/>
      <text:p text:style-name="P103">Marian Ivan:</text:p>
      <text:p text:style-name="P104">No momento, não, não há absolutamente nenhuma perspetiva de que algo aconteça nem a curto, nem a médio, nem a longo prazo, porque... não se entende o que é<text:s/>a<text:s/>mobilidade urbana sustentável. Eu tenho a... alerta no Google sobre as palavras mobilidade urbana. Acho que há cerca de seis ou sete anos tenho alerta a... e recebo emails diários com tudo o que se escreve sobre mobilidade a... na Roménia. Tenho que dizer que são situações tão absurdas em que fica claro que pessoas que teoricamente deveriam estar informadas sobre<text:s/><text:soft-page-break/>o que é... é verdade, há também uma imprensa de serviço que tem como objetivo a... dizer o que os pagadores querem ouvir, mas é claro que as pessoas não entendem o que é... as pessoas na Roménia, não entendem o que é mobilidade urbana sustentável. A... existem... conheço muito poucos especialistas a... da Roménia, e que ficaram na Roménia, porque a maioria dos romenos que sabem o que é<text:s/>a<text:s/>mobilidade urbana sustentável, agora trabalham para empresas europeias, para a União Europeia, para a Comissão Europeia, mas não ficaram na Roménia porque... se tens<text:s/>coluna vertebral... ficas<text:s/>sem emprego. Tenho que dizer que não tenho formação a... de qualquer tipo e que a minha formação veio com o envolvimento nesta associação. E, participando em conferências nacionais e internacionais, onde entendi coisas simples. Tenho que dizer também que coisas que são muito simples quando<text:s/>se<text:s/>planeia o transporte a...<text:s/>motorizado individual, a... não são entendidas.<text:s/>Quando deve, refiro-me a esses especialistas de estradas e pontes, por assim dizer. Vou fazer uma nota (riso) um pouco. Para entender o contexto, ou seja, qual é a causa. A... em primeiro lugar, não sou especialista. Cheguei a ter conhecimento sobre<text:s/>a<text:s/>mobilidade urbana explicando-me logicamente, fazendo perguntas e ouvindo explicações lógicas de pessoas que realmente entendem sobre essas coisas, e<text:s/>tirei as<text:s/>minhas próprias<text:s/>conclusões<text:s/>e ideias que em 90% são as mesmas a... do que se fala na União Europeia. Mas. Quantos anos tens?</text:p>
      <text:p text:style-name="P105"/>
      <text:p text:style-name="P106">Cristian Adorean:</text:p>
      <text:p text:style-name="P107">30.</text:p>
      <text:p text:style-name="P108"/>
      <text:p text:style-name="P109">Marian Ivan:</text:p>
      <text:p text:style-name="P110"><text:span text:style-name="T111">30, certo.<text:s/></text:span><text:span text:style-name="T112">Na... Na Roménia até 90 não havia problemas de trânsito. Aqueles que se formavam nas faculdades, o único objetivo era fazer estradas para carros. A... as coisas mudaram nos últimos 30 anos, de algumas estradas... super largas onde circulavam 3 carros a cada 5 minutos, por assim dizer, chegou-se a uma situação em que a... a primeira faixa, os passeios, os espaços verdes começaram a ser ocupados por carros, e... as autoridades parecem não encontrar solução. Então, recorrem a especialistas. Especialistas que são? Existem duas categorias de especialistas: aqueles que... os chamados especialistas em trânsito, que foram formados por faculdades, cujos professores foram a... formados também em faculdades estatais antes da<text:s/></text:span><text:span text:style-name="T113">R</text:span><text:span text:style-name="T114">evolução, e praticamente, o que se aprendeu há 50-70 anos na Roménia, é perpetuado de geração em geração, sem a... ser introduzido também o<text:s/></text:span><text:span text:style-name="T115">facto</text:span><text:span text:style-name="T116">r humano a... no que diz respeito ao desenvolvimento da infraestrutura. Há cerca de... 8 anos, fui convidado... na época, fazia parte do grupo de mobilidade da Câmara Municipal de Bucareste, fui convidado a uma tese de... uma defesa de tese. Acho que era um doutora</text:span><text:span text:style-name="T117">mento</text:span><text:span text:style-name="T118"><text:s/>ou mestrado, não me lembro o que era, para apresentar a solução dele de mobilidade na zona da interseção de Basarab. E fiquei surpreso que falavam de mobilidade urbana sustentável e fui convidado a avaliar quão bem a... quão bem preparam futuros especialistas em trânsito, e constatei que a solução... resumidamente, a solução dele era a seguinte: que, aumentando os tempos de semaforização, conseguia-se aumentar o tráfego automóvel na interseção. O que sim, é lógico. Não precisa de muita escola para entender isso, não precisa fazer um doutora</text:span><text:span text:style-name="T119">mento</text:span><text:span text:style-name="T120"><text:s/>sobre este assunto. Mas percebi que simplesmente para ele, transporte público e pessoas<text:s/></text:span><text:soft-page-break/><text:span text:style-name="T121">não existiam a... em todos os estudos dele sobre o que acontecia naquela interseção, ele falava apenas de carros. Falou apenas de carros. Percebi que essa é a geração de especialistas que está<text:s/></text:span><text:span text:style-name="T122">a ser</text:span><text:span text:style-name="T123"><text:s/>preparada atualmente a... na Roménia, embora estejamos em Bucareste, pelo menos, no top 10 das cidades mais congestionadas do mundo.<text:s/></text:span><text:span text:style-name="T124">Os n</text:span><text:span text:style-name="T125">ossos especialistas são esses. Focados no trânsito. Ora a... se aplicassem as mesmas regras que aplicam para o trânsito para as pessoas, as coisas seriam muito simples, entenderiam. Tenho que dizer, no entanto, que olhando para a forma como fazem pistas para bicicletas, faixas dedicadas ao transporte público e aqui refiro-me, claro, a... projetos, porque alguns aparecem nos projetos e outros aparecem no momento em que também a... acontecem na realidade, tenho que dizer que nada do que aplicam para o trânsito automóvel aplicam também no que diz respeito ao trânsito de<text:s/></text:span><text:span text:style-name="T126">peões</text:span><text:span text:style-name="T127">. Para eles, as pessoas são um... um<text:s/></text:span><text:span text:style-name="T128">fato</text:span><text:span text:style-name="T129">r que a... atrapalha o trânsito automóvel. Ora, quando pensa</text:span><text:span text:style-name="T130">s</text:span><text:span text:style-name="T131"><text:s/>assim, não te</text:span><text:span text:style-name="T132">ns</text:span><text:span text:style-name="T133"><text:s/>como entender o que é mobilidade urbana sustentável. Mas também existem especialistas que tentaram entender e entenderam algumas coisas sobre o que é<text:s/></text:span><text:span text:style-name="T134">a<text:s/></text:span><text:span text:style-name="T135">mobilidade urbana, mas... não é suficiente, enquanto trabalha</text:span><text:span text:style-name="T136">m</text:span><text:span text:style-name="T137"><text:s/>com políticos na Roménia, que a qualquer momento podem cortar o acesso a financiamentos. Pode ser tão bom quanto quiser</text:span><text:span text:style-name="T138">es</text:span><text:span text:style-name="T139">, se não tiver</text:span><text:span text:style-name="T140">es</text:span><text:span text:style-name="T141">... um emprego a partir do qual... a partir do qual pagar as contas, é normal que... não tem muita relevância. E então acontece o seguinte: há um grupo de pessoas suficientemente boas que foram cooptadas em equipas internacionais e trabalham muito bem, e entendem muito bem certas coisas, e trabalham na Europa, e há aqueles na Roménia, muito poucos que entendem coisas, e que preferem ficar calados até provavelmente encontrarem também um lugar melhor em algum lugar fora da Roménia. E assim, encontramos empresas que não fazem ideia do que é<text:s/></text:span><text:span text:style-name="T142">a<text:s/></text:span><text:span text:style-name="T143">mobilidade urbana sustentável. No entanto, em todas as capas e em todos a... cartões de visita, escrevem especialistas em mobilidade urbana sustentável, mas não... não têm nenhuma ligação com... com o campo. Portanto, a possibilidade de as coisas mudarem enquanto tivermos uma classe política deste nível que desencoraja os especialistas a darem a sua opinião, a... deve ser dito um a... feito um parêntese, no sentido de que pude falar sobre essas coisas precisamente porque não ganho a vida com isso. Fiz isso estritamente, percebi em algum momento que adquiri um nível de conhecimento que outros que trabalham no campo não tinham e a... tentei influenciar políticas públicas, precisamente na ideia de usar a informação e porque posso falar livremente sobre essas coisas. Um especialista não vai falar livremente, e por isso na Roménia ninguém tem coragem de contradizer políticos e por isso as pessoas estão tão mal informadas sobre o assunto de mobilidade urbana sustentável que... a probabilidade a curto, médio ou longo prazo de algo mudar, atualmente, não vejo. Tinha grandes esperanças neste guru, o prefeito de Bucareste, Nicușor Dan, que achava que tinha a capacidade de conversar com as pessoas para entender as coisas. Mas... nem as entende, nem conversa com as pessoas para entender. E acho que outra janela de oportunidade se foi, que provavelmente só acontecerá novamente daqui a uns 15-20 anos, então a curto, médio e longo prazo não... não vejo nenhuma oportunidade. Em... em Cluj, o prefeito entrou novamente em uma... a... numa zona de satisfação, em que finge que faz. Os clujanos provavelmente têm a sensação de que não se pode fazer mais do que isso. Mas não, Cluj não tem nada a ver, não. Em Madrid, algumas coisas estão<text:s/></text:span><text:span text:style-name="T144">a acontecer</text:span><text:span text:style-name="T145">, em Lisboa tenho que dizer que, comparado com a Roménia, a... o relevo não é de tal<text:s/></text:span><text:soft-page-break/><text:span text:style-name="T146">natureza que incentive muito a mobilidade, mas também não vi muita a... infraestrutura muito bem organizada. O que notei em Madrid e Lisboa comparado com Cluj-Napoca é que... o trânsito é... ou os motoristas são mais calmos, mais... mais protetores com ciclistas e trotinetes elétricas. Em Cluj não... não acontece isso. Embora Lisboa também tenha uma infraestrutura menos desenvolvida, a... ainda vi ciclistas, trotinetistas que... eram mais confiantes e mais protegidos pelos motoristas. Na Roménia, não, as coisas não vão mudar, nem em Cluj-Napoca. Provavelmente,<text:s/></text:span><text:span text:style-name="T147">o<text:s/></text:span><text:span text:style-name="T148">Emil Boc será... será reeleito e porque esse é o nível, mas, justamente mostra uma coisa, que não se encontra alguém mais competente do que</text:span><text:span text:style-name="T149"><text:s/>o</text:span><text:span text:style-name="T150"><text:s/>Emil Boc. Então, esse é o nível e temos que entender que esse é o nível.</text:span></text:p>
      <text:p text:style-name="P151"/>
      <text:p text:style-name="P152">Cristian Adorean:</text:p>
      <text:p text:style-name="P153">Portanto, do seu ponto de vista, em primeiro lugar deve haver uma mudança de mentalidade que... levaria muitos anos e... Mudança de mentalidade, depois uma mudança drástica no quadro legislativo, por exemplo político, e só depois podemos... talvez tentar alcançar o mesmo nível das grandes cidades europeias, das cidades europeias mais desenvolvidas.</text:p>
      <text:p text:style-name="P154"/>
      <text:p text:style-name="P155"><text:span text:style-name="T156">Marian Ivan:</text:span></text:p>
      <text:p text:style-name="P157">A... na minha opinião, acompanhando muitos exemplos, mudanças de mentalidade... não são fáceis, mas não significa que demoram muito. A... assisti a um exemplo<text:s/>no<text:s/>Tedx sobre a... o que aconteceu, acho que com a taxa de congestionamento na Suécia, em Estocolmo, onde pessoas que faziam algumas afirmações antes do projeto, mudaram de opinião sem<text:s/>se aperceberem<text:s/>depois de apenas um ano. A... é válido também na Roménia. A Roménia copia muitas ideias<text:s/>más. No momento em que Oprescu fez as pistas em Bucareste nos passeios, através de postes, paragens, árvores, em toda<text:s/>a<text:s/>parte, como foram feitas, quase instantaneamente em toda a Roménia... foram copiados os projetos deste tipo. Estou absolutamente certo de que também os bons projetos serão copiados, se houver um... nem posso chamá-lo de génio, porque atualmente o que acontece na administração romena é pura estupidez. Deve ser uma pessoa suficientemente comum para entender coisas simples. No momento em que se entender quão importante é a comunicação com os cidadãos, teoricamente e agora, disse-te,<text:s/>tenho alerta no gmail, com tudo o que significa mobilidade. Eles têm a sensação de que falam com os cidadãos e as pessoas realmente entendem, mas enquanto não entenderem o que explicar às pessoas, as pessoas não têm como entender. Não se fala sobre os custos de possuir um carro pessoal. A... não sei se estás<text:s/>ciente do que aconteceu na Roménia, mas quando a... foi aprovada a lei da mobilidade urbana sustentável, a... os do partido AUR... Já ouviste<text:s/>falar do AUR? Certo. A... disseram que se opõem porque introduz o conceito de cidade de 15 minutos. Ora, na legislação respectiva, não se mencionava absolutamente nada sobre a cidade de 15 minutos. A cidade de 15 minutos é um conceito que não tinha nada a ver com a legislação, mas provavelmente tinham um tema a... vamos falar também sobre a cidade de 15 minutos, porque somos contra. Mas, de toda essa história, a Roménia descobriu o que é o conceito de 15 minutos. Então, não da legislação, não do<text:s/>facto<text:s/>de que alguém fez uma campanha de informação sobre o que é esse conceito, mas pelo<text:s/>facto<text:s/>de que<text:s/>o<text:s/>AUR se opôs que na lei existia, mas na verdade não existia, uma referência à cidade de 15 minutos. E praticamente, essa oposição do AUR à lei da mobilidade urbana sustentável, fez com que se discutisse na<text:s/><text:soft-page-break/>Roménia sobre este conceito. Ora, o que... o que há de errado em... falar sobre essas coisas banais, a... só porque o AUR se opôs a uma lei, mostra quão baixos estamos em termos de informação pública.</text:p>
      <text:p text:style-name="P158"/>
      <text:p text:style-name="P159">Cristian Adorean:</text:p>
      <text:p text:style-name="P160">Mas nessas situações, a mídia desempenha um papel muito importante, porque têm certos pontos de vista, alvos, por assim dizer.</text:p>
      <text:p text:style-name="P161"/>
      <text:p text:style-name="P162">Marian Ivan:</text:p>
      <text:p text:style-name="P163">Felizmente, no que diz respeito a este conceito de cidade de 15 minutos, fizeram o trabalho deles, no sentido de que quem quis ler, leu, descobriu e entendeu do que se trata. Por isso digo, não precisas<text:s/>ser a... muito inteligente para entender essas coisas, mas enquanto a... houver preconceitos que se perpetuam de geração em geração... A propósito, estávamos<text:s/>a falar<text:s/>sobre... as duas categorias de a... especialistas que têm a possibilidade de fazer as coisas bem ou mal. Alguns são esses especialistas em estradas e pontes, resultado das faculdades. Mas, a segunda categoria muito importante é a Polícia Romena, que passa o mandato de geração em geração, e que segue o seguinte conceito: se proibirmos a circulação, significa que estamos<text:s/>a proteger. O que é falso do ponto de vista dos<text:s/>peões, bicicletas e trotinetes. As pessoas não procuram a rota mais segura, procuram a rota mais curta. Por isso as pessoas atravessam a rua em<text:s/>todos os lados. Vi a... não conheço muito a legislação na Europa, mas vi situações em que sim, as pessoas não têm problema em atravessar inclusive no vermelho e os motoristas protegem a... as pessoas quando a... quando fazem isso. Aconteceu comigo em Chipre, desacostumado a circular no outro sentido, a... ser surpreendido por um motorista. Do meu ponto de vista, Chipre é o país menos desenvolvido em termos de mobilidade urbana sustentável. Visitei duas cidades lá e fiquei surpreso com a má qualidade dos passeios. E percebi que a infraestrutura rodoviária era muito boa. E esperava que houvesse uma aversão como na Roménia, dos motoristas contra os<text:s/>peões, especialmente porque lá simplesmente estacionas<text:s/>o carro em frente ao local onde precisas<text:s/>ir, no passeio, sem nenhuma... sem nenhum constrangimento. Mas fiquei surpreso ao constatar que o motorista que nos surpreendeu... o<text:s/>facto<text:s/>de se circular do lado esquerdo e ter atravessado um pouco desatento, parou e nos deixou passar, embora não tivéssemos permissão para atravessar ali, o que me surpreendeu. Na Roménia não verás<text:s/>isso. Na Roménia, disse-lhe (disse-te), houve aquele projeto de lei em que os<text:s/>peões<text:s/>perderiam o direito de atravessar com prioridade na faixa de<text:s/>peões, o que era absurdo, por si só. A... na Roménia circula aquele ditado, que disse também ao Tribunal de Contas, a... aqui morre-se com a razão na a... mão. A... no sentido de que, não tentes<text:s/>atravessar na faixa de<text:s/>peões, mesmo que tenhas<text:s/>prioridade, até<text:s/>te<text:s/>certificares<text:s/>que os motoristas param, e se não pararem, esperes, tendo prioridade na faixa de<text:s/>peões, porque ninguém vai parar. Esse tipo de mensagens, há muitas mensagens desse tipo, morre com a razão na mão a... veja isso quando o sol bate de frente, então... de manhã não atravesses<text:s/>a rua. Existem fotos com o<text:s/>facto<text:s/>de que o sol bate no para-brisa e não se vê o<text:s/>peão<text:s/>que está na margem da estrada e então deve ter paciência, deixar passar todos os carros e só depois atravessar a rua, mesmo que seja a faixa de<text:s/>peões. Isso acontece à noite, deves<text:s/>usar roupas super refletores para atravessar a rua, ou seja, já deves<text:s/>ir com equipamento de proteção para andar nos passeios.<text:s/><text:soft-page-break/>Ora, essas mensagens são muito comuns nos grupos de trânsito na Roménia, mas a Polícia não as combate de forma alguma, e praticamente cria-se, encontrei inclusive na Polícia pessoas assim, cria-se a sensação de que sim, o<text:s/>peão<text:s/>deve certificar-se<text:s/>ao atravessar a rua. Ora, quando a... culpa a vítima por andar pela cidade, então não tem (não têm) como mudar as coisas. Não vão mudar enquanto as pessoas não entenderem certas coisas, e essas coisas, teoricamente, são simples de... simples de explicar quando as entendes. A... como disse, acho que disse, há dois meses, deixei de me envolver nessas histórias, porque me parece que estou a perder muito tempo, e não quero mais fazer isso. A... mas comprei... tentei entender por que essas coisas acontecem. E a... faço uma ligação com os testes PISA. A... podes<text:s/>ler sobre os testes PISA acedendo. A... sabes<text:s/>o que acontece na administração, em geral? Os testes PISA parecem ser... testes que avaliam a forma como... aplicas<text:s/>na prática coisas que aprendes<text:s/>na escola. Ou poderia chamá-los também de uma espécie de testes de inteligência. Vi um desses testes, porque circulam muitos artigos sobre o assunto de que a Roménia está a... no fundo nos testes PISA. Havia um teste que explicava que 50% dos alunos romenos não entenderam a... um exercício. E dava o exemplo desse exercício. Nesse exercício, era algo como 100 + x = 700. X é o número não sei quanto. Então, basicamente dava-lhes<text:s/>todas as informações, só precisavam<text:s/>ler, entender e colocar x =. No entanto, metade dos alunos romenos não entenderam isso. E percebi que... esses testes PISA são relevantes na forma como as pessoas entendem o que acontece ao seu redor. Porque, todas essas pessoas, em algum momento, chegam a posições. Aconteceu comigo na Polícia Romena que alguém com um documento na frente que atestava algo, dizia que precisava de outro documento emitido por outra instituição que atestasse que o documento que eu tinha na mão era válido. Ou seja, o<text:s/>facto<text:s/>de as pessoas não entenderem coisas simples é... está muito acima da média do que acontece na Europa, e acho que tem relevância para o que acontece na administração romena, porque não entendem coisas simples. Na minha opinião... do meu ponto de vista, a mobilidade urbana deveria ser muito simples. Mas, parece que para a administração não é tão simples.</text:p>
      <text:p text:style-name="P164"/>
      <text:p text:style-name="P165">Cristian Adorean:</text:p>
      <text:p text:style-name="P166">Ainda temos uma última pergunta. Uma pergunta mais genérica, na minha opinião. Como avalia a transformação da cidade de uma mobilidade baseada em combustíveis fósseis para a micromobilidade elétrica, especialmente para viagens de curta distância?</text:p>
      <text:p text:style-name="P167"/>
      <text:p text:style-name="P168">Marian Ivan:</text:p>
      <text:p text:style-name="P169">Na época em que comecei a estudar o fenómeno da mobilidade urbana sustentável, a bicicleta elétrica era vista como um modo de<text:s/>deslocação<text:s/>que compensava a... em certas situações a... incapacidade de alguns utilizadores, ou seja, bicicleta, se não, como é em Lisboa. Em Lisboa, é normal ter uma bicicleta elétrica porque o relevo é de tal natureza. Mas, após certa idade, talvez seja melhor teres<text:s/>uma bicicleta elétrica do que andares<text:s/>de bicicleta. A... se tiveres<text:s/>bagagem, claro que uma bicicleta elétrica<text:s/>te<text:s/>ajudará mais. Mas, com a aparição da trotinete elétrica, que se tornou acessível para muitas pessoas... Constatei nas minhas últimas viagens, praticamente aconteceu em 2-3 anos tudo, houve um boom a nível europeu, em que os sistemas de partilha de bicicletas clássicos foram substituídos por trotinetes elétricas. O que fez com que se falasse muito sobre<text:s/>a<text:s/>micromobilidade<text:s/><text:soft-page-break/>elétrica. Ainda acredito que precisamos de mobilidade clássica, no sentido de usar mais<text:s/>o andar a pé<text:s/>e a... andar de bicicleta do que usar esses meios de<text:s/>deslocação<text:s/>motorizados elétricos, no sentido de ter a... bicicletas elétricas ainda são muitas a... pedelec, com assistência elétrica, mas as trotinetes elétricas praticamente a... não... não ajudam a fazer exercício, não... não melhoram a condição a... a condição física, o que pode criar um problema no hábito de a... de fazer exercício diário. Eu a... (riso), mesmo que se possa dizer assim, continuo<text:s/>a ser<text:s/>um clássico e sou da opinião de que... mesmo que para alguns a... a mobilidade elétrica seja importante a... não sei quão bom é incentivar esse tipo de mobilidade. A... é difícil para mim a... dar um veredicto no momento, mas parece-me muito importante que as pessoas a... se acostumem a fazer exercício físico para se deslocar, especialmente em distâncias curtas e médias, a... mas não tenho como a... em geral, as pessoas escolhem a melhor opção para si, e assim como as cidades na França e na Itália escolheram as motas a... em vez de escolher esses modos de<text:s/>deslocação, com velocidades mais altas, com maior impacto ambiental, mas também em caso de acidentes, pode ser melhor escolher uma trotinete elétrica ou uma bicicleta com assistência elétrica. Acho que as pessoas conhecem melhor o seu próprio interesse e cada um escolherá, claro, também em função da infraestrutura, porque não adianta ter o meio, se não tem também a infraestrutura.</text:p>
      <text:p text:style-name="P170"/>
      <text:p text:style-name="P171">Cristian Adorean:</text:p>
      <text:p text:style-name="P172">Da minha parte, foi isso. Não sei se quer adicionar algo...</text:p>
      <text:p text:style-name="P173"/>
      <text:p text:style-name="P174">Marian Ivan:</text:p>
      <text:p text:style-name="P175">A... atrasei-me (inaudível)</text:p>
      <text:p text:style-name="P176"/>
      <text:p text:style-name="P177">Cristian Adorean:</text:p>
      <text:p text:style-name="P178"><text:span text:style-name="T179">Não, pelo contrário. As suas perceções são mesmo muito interessantes e tem... possui muito conhecimento. É realmente muito útil. As suas perceções são muito semelhantes às do Sr. Radu Mititean.<text:s/></text:span><text:span text:style-name="T180">Estão<text:s/></text:span><text:span text:style-name="T181">em</text:span><text:span text:style-name="T182"><text:s/>sintonia (riso).</text:span></text:p>
      <text:p text:style-name="P183"/>
      <text:p text:style-name="P184">Marian Ivan:</text:p>
      <text:p text:style-name="P185"><text:span text:style-name="T186">A si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21:17:00Z</meta:creation-date>
    <dc:date>2024-05-30T15:55:00Z</dc:date>
    <meta:template xlink:href="Normal" xlink:type="simple"/>
    <meta:editing-cycles>22</meta:editing-cycles>
    <meta:editing-duration>PT35220S</meta:editing-duration>
    <meta:document-statistic meta:page-count="15" meta:paragraph-count="94" meta:word-count="7060" meta:character-count="47214" meta:row-count="335" meta:non-whitespace-character-count="40248"/>
  </office:meta>
</office:document-meta>
</file>